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onsolas" svg:font-family="Consolas" style:font-family-generic="roman" style:font-pitch="variable"/>
    <style:font-face style:name="Google Sans" svg:font-family="'Google Sans', arial, sans-serif"/>
    <style:font-face style:name="OpenSymbol"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au1" style:family="table">
      <style:table-properties style:width="17cm" table:align="margins"/>
    </style:style>
    <style:style style:name="Tableau1.A" style:family="table-column">
      <style:table-column-properties style:column-width="3.006cm" style:rel-column-width="11586*"/>
    </style:style>
    <style:style style:name="Tableau1.B" style:family="table-column">
      <style:table-column-properties style:column-width="2.498cm" style:rel-column-width="9628*"/>
    </style:style>
    <style:style style:name="Tableau1.C" style:family="table-column">
      <style:table-column-properties style:column-width="2.995cm" style:rel-column-width="11545*"/>
    </style:style>
    <style:style style:name="Tableau1.D" style:family="table-column">
      <style:table-column-properties style:column-width="2.835cm" style:rel-column-width="10927*"/>
    </style:style>
    <style:style style:name="Tableau1.E" style:family="table-column">
      <style:table-column-properties style:column-width="5.667cm" style:rel-column-width="21849*"/>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704cm" style:rel-column-width="14279*"/>
    </style:style>
    <style:style style:name="Tableau2.B" style:family="table-column">
      <style:table-column-properties style:column-width="3.096cm" style:rel-column-width="11933*"/>
    </style:style>
    <style:style style:name="Tableau2.C" style:family="table-column">
      <style:table-column-properties style:column-width="3.399cm" style:rel-column-width="13102*"/>
    </style:style>
    <style:style style:name="Tableau2.D" style:family="table-column">
      <style:table-column-properties style:column-width="3.401cm" style:rel-column-width="13109*"/>
    </style:style>
    <style:style style:name="Tableau2.E" style:family="table-column">
      <style:table-column-properties style:column-width="3.401cm" style:rel-column-width="13112*"/>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3.704cm" style:rel-column-width="14279*"/>
    </style:style>
    <style:style style:name="Tableau3.B" style:family="table-column">
      <style:table-column-properties style:column-width="3.096cm" style:rel-column-width="11933*"/>
    </style:style>
    <style:style style:name="Tableau3.C" style:family="table-column">
      <style:table-column-properties style:column-width="3.399cm" style:rel-column-width="13102*"/>
    </style:style>
    <style:style style:name="Tableau3.D" style:family="table-column">
      <style:table-column-properties style:column-width="3.401cm" style:rel-column-width="13109*"/>
    </style:style>
    <style:style style:name="Tableau3.E" style:family="table-column">
      <style:table-column-properties style:column-width="3.401cm" style:rel-column-width="13112*"/>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3.598cm" style:rel-column-width="13871*"/>
    </style:style>
    <style:style style:name="Tableau5.B" style:family="table-column">
      <style:table-column-properties style:column-width="3.201cm" style:rel-column-width="12341*"/>
    </style:style>
    <style:style style:name="Tableau5.C" style:family="table-column">
      <style:table-column-properties style:column-width="3.399cm" style:rel-column-width="13102*"/>
    </style:style>
    <style:style style:name="Tableau5.D" style:family="table-column">
      <style:table-column-properties style:column-width="3.401cm" style:rel-column-width="13109*"/>
    </style:style>
    <style:style style:name="Tableau5.E" style:family="table-column">
      <style:table-column-properties style:column-width="3.401cm" style:rel-column-width="13112*"/>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704cm" style:rel-column-width="14279*"/>
    </style:style>
    <style:style style:name="Tableau4.B" style:family="table-column">
      <style:table-column-properties style:column-width="3.096cm" style:rel-column-width="11933*"/>
    </style:style>
    <style:style style:name="Tableau4.C" style:family="table-column">
      <style:table-column-properties style:column-width="3.399cm" style:rel-column-width="13102*"/>
    </style:style>
    <style:style style:name="Tableau4.D" style:family="table-column">
      <style:table-column-properties style:column-width="3.401cm" style:rel-column-width="13109*"/>
    </style:style>
    <style:style style:name="Tableau4.E" style:family="table-column">
      <style:table-column-properties style:column-width="3.401cm" style:rel-column-width="13112*"/>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3.401cm" style:rel-column-width="13107*"/>
    </style:style>
    <style:style style:name="Tableau6.A1" style:family="table-cell">
      <style:table-cell-properties fo:padding="0.097cm" fo:border-left="0.05pt solid #000000" fo:border-right="none" fo:border-top="0.05pt solid #000000" fo:border-bottom="0.05pt solid #000000"/>
    </style:style>
    <style:style style:name="Tableau6.E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E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3.104cm" style:rel-column-width="1760*"/>
    </style:style>
    <style:style style:name="Tableau7.B" style:family="table-column">
      <style:table-column-properties style:column-width="2.293cm" style:rel-column-width="1300*"/>
    </style:style>
    <style:style style:name="Tableau7.C" style:family="table-column">
      <style:table-column-properties style:column-width="2.805cm" style:rel-column-width="1590*"/>
    </style:style>
    <style:style style:name="Tableau7.D" style:family="table-column">
      <style:table-column-properties style:column-width="4.392cm" style:rel-column-width="2490*"/>
    </style:style>
    <style:style style:name="Tableau7.E" style:family="table-column">
      <style:table-column-properties style:column-width="4.406cm" style:rel-column-width="2498*"/>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3.401cm" style:rel-column-width="13107*"/>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65874" officeooo:paragraph-rsid="00065874"/>
    </style:style>
    <style:style style:name="P2" style:family="paragraph" style:parent-style-name="Standard">
      <style:text-properties officeooo:rsid="00087465" officeooo:paragraph-rsid="00087465"/>
    </style:style>
    <style:style style:name="P3" style:family="paragraph" style:parent-style-name="Standard">
      <style:text-properties fo:font-weight="bold" officeooo:rsid="00087465" officeooo:paragraph-rsid="00087465" style:font-weight-asian="bold" style:font-weight-complex="bold"/>
    </style:style>
    <style:style style:name="P4" style:family="paragraph" style:parent-style-name="Standard">
      <style:text-properties fo:font-weight="bold" officeooo:rsid="00087465" officeooo:paragraph-rsid="00133ac3" style:font-weight-asian="bold" style:font-weight-complex="bold"/>
    </style:style>
    <style:style style:name="P5" style:family="paragraph" style:parent-style-name="Standard">
      <style:text-properties fo:font-weight="bold" officeooo:rsid="00087465" officeooo:paragraph-rsid="001cc37b" style:font-weight-asian="bold" style:font-weight-complex="bold"/>
    </style:style>
    <style:style style:name="P6" style:family="paragraph" style:parent-style-name="Standard">
      <style:text-properties fo:font-weight="bold" officeooo:rsid="0026a77f" officeooo:paragraph-rsid="0026a77f" style:font-weight-asian="bold" style:font-weight-complex="bold"/>
    </style:style>
    <style:style style:name="P7" style:family="paragraph" style:parent-style-name="Standard">
      <style:text-properties fo:font-style="italic" fo:font-weight="normal" officeooo:rsid="0009a765" officeooo:paragraph-rsid="0009a765" style:font-style-asian="italic" style:font-weight-asian="normal" style:font-style-complex="italic" style:font-weight-complex="normal"/>
    </style:style>
    <style:style style:name="P8" style:family="paragraph" style:parent-style-name="Standard">
      <style:text-properties fo:font-style="italic" fo:font-weight="normal" officeooo:rsid="0009a765" officeooo:paragraph-rsid="0017c7c0" style:font-style-asian="italic" style:font-weight-asian="normal" style:font-style-complex="italic" style:font-weight-complex="normal"/>
    </style:style>
    <style:style style:name="P9" style:family="paragraph" style:parent-style-name="Standard">
      <style:text-properties fo:font-style="italic" fo:font-weight="normal" officeooo:rsid="0009a765" officeooo:paragraph-rsid="001cc37b" style:font-style-asian="italic" style:font-weight-asian="normal" style:font-style-complex="italic" style:font-weight-complex="normal"/>
    </style:style>
    <style:style style:name="P10" style:family="paragraph" style:parent-style-name="Standard">
      <style:text-properties officeooo:rsid="000af2ac" officeooo:paragraph-rsid="000af2ac"/>
    </style:style>
    <style:style style:name="P11" style:family="paragraph" style:parent-style-name="Table_20_Contents">
      <style:text-properties officeooo:rsid="000af2ac" officeooo:paragraph-rsid="000af2ac"/>
    </style:style>
    <style:style style:name="P12" style:family="paragraph" style:parent-style-name="Standard">
      <style:text-properties officeooo:rsid="000c9ebf" officeooo:paragraph-rsid="000c9ebf"/>
    </style:style>
    <style:style style:name="P13" style:family="paragraph" style:parent-style-name="Table_20_Contents">
      <style:text-properties officeooo:rsid="002352dc" officeooo:paragraph-rsid="002352dc"/>
    </style:style>
    <style:style style:name="P14" style:family="paragraph" style:parent-style-name="Table_20_Contents">
      <style:text-properties officeooo:rsid="0009a765" officeooo:paragraph-rsid="0009a765"/>
    </style:style>
    <style:style style:name="P15" style:family="paragraph" style:parent-style-name="Table_20_Contents">
      <style:text-properties officeooo:rsid="0009a765" officeooo:paragraph-rsid="000a156e"/>
    </style:style>
    <style:style style:name="P16" style:family="paragraph" style:parent-style-name="Table_20_Contents">
      <style:text-properties officeooo:rsid="0009a765" officeooo:paragraph-rsid="000bf6b0"/>
    </style:style>
    <style:style style:name="P17" style:family="paragraph" style:parent-style-name="Table_20_Contents">
      <style:text-properties officeooo:rsid="0009a765" officeooo:paragraph-rsid="000c9ebf"/>
    </style:style>
    <style:style style:name="P18" style:family="paragraph" style:parent-style-name="Table_20_Contents">
      <style:text-properties officeooo:rsid="0009a765" officeooo:paragraph-rsid="00112bd6"/>
    </style:style>
    <style:style style:name="P19" style:family="paragraph" style:parent-style-name="Table_20_Contents">
      <style:text-properties officeooo:rsid="0009a765" officeooo:paragraph-rsid="00196073"/>
    </style:style>
    <style:style style:name="P20" style:family="paragraph" style:parent-style-name="Table_20_Contents">
      <style:text-properties officeooo:rsid="0009a765" officeooo:paragraph-rsid="001a78f6"/>
    </style:style>
    <style:style style:name="P21" style:family="paragraph" style:parent-style-name="Table_20_Contents">
      <style:text-properties officeooo:rsid="0009a765" officeooo:paragraph-rsid="001cc37b"/>
    </style:style>
    <style:style style:name="P22" style:family="paragraph" style:parent-style-name="Table_20_Contents">
      <style:text-properties officeooo:paragraph-rsid="0009a765"/>
    </style:style>
    <style:style style:name="P23" style:family="paragraph" style:parent-style-name="Table_20_Contents">
      <style:text-properties officeooo:rsid="000cf458" officeooo:paragraph-rsid="000cf458"/>
    </style:style>
    <style:style style:name="P24" style:family="paragraph" style:parent-style-name="Table_20_Contents">
      <style:text-properties officeooo:rsid="000ffe07" officeooo:paragraph-rsid="000ffe07"/>
    </style:style>
    <style:style style:name="P25" style:family="paragraph" style:parent-style-name="Table_20_Contents">
      <style:text-properties officeooo:rsid="00126586" officeooo:paragraph-rsid="00126586"/>
    </style:style>
    <style:style style:name="P26" style:family="paragraph" style:parent-style-name="Table_20_Contents">
      <style:text-properties officeooo:rsid="0012e0b2" officeooo:paragraph-rsid="0012e0b2"/>
    </style:style>
    <style:style style:name="P27" style:family="paragraph" style:parent-style-name="Table_20_Contents">
      <style:text-properties officeooo:rsid="00162f5d" officeooo:paragraph-rsid="00162f5d"/>
    </style:style>
    <style:style style:name="P28" style:family="paragraph" style:parent-style-name="Table_20_Contents">
      <style:text-properties officeooo:rsid="001cc37b" officeooo:paragraph-rsid="001cc37b"/>
    </style:style>
    <style:style style:name="P29" style:family="paragraph" style:parent-style-name="Table_20_Contents">
      <style:text-properties officeooo:rsid="001eb82f" officeooo:paragraph-rsid="001eb82f"/>
    </style:style>
    <style:style style:name="P30" style:family="paragraph" style:parent-style-name="Table_20_Contents">
      <style:text-properties officeooo:rsid="001eb82f" officeooo:paragraph-rsid="0024ab27"/>
    </style:style>
    <style:style style:name="P31" style:family="paragraph" style:parent-style-name="Table_20_Contents">
      <style:text-properties officeooo:rsid="001f7846" officeooo:paragraph-rsid="001f7846"/>
    </style:style>
    <style:style style:name="P32" style:family="paragraph" style:parent-style-name="Table_20_Contents">
      <style:text-properties officeooo:rsid="001f7846" officeooo:paragraph-rsid="0024ab27"/>
    </style:style>
    <style:style style:name="P33" style:family="paragraph" style:parent-style-name="Table_20_Contents">
      <style:text-properties officeooo:rsid="0020d2ec" officeooo:paragraph-rsid="0020d2ec"/>
    </style:style>
    <style:style style:name="P34" style:family="paragraph" style:parent-style-name="Table_20_Contents">
      <style:text-properties officeooo:rsid="0021fc11" officeooo:paragraph-rsid="0021fc11"/>
    </style:style>
    <style:style style:name="P35" style:family="paragraph" style:parent-style-name="Table_20_Contents">
      <style:text-properties officeooo:rsid="0024ab27" officeooo:paragraph-rsid="0024ab27"/>
    </style:style>
    <style:style style:name="P36" style:family="paragraph" style:parent-style-name="Table_20_Contents">
      <style:text-properties officeooo:rsid="0026a77f" officeooo:paragraph-rsid="0026a77f"/>
    </style:style>
    <style:style style:name="P37" style:family="paragraph" style:parent-style-name="Table_20_Contents">
      <style:text-properties officeooo:rsid="0026a77f" officeooo:paragraph-rsid="002a7448"/>
    </style:style>
    <style:style style:name="P38" style:family="paragraph" style:parent-style-name="Table_20_Contents">
      <style:text-properties officeooo:rsid="00281325" officeooo:paragraph-rsid="00281325"/>
    </style:style>
    <style:style style:name="P39" style:family="paragraph" style:parent-style-name="Table_20_Contents">
      <style:text-properties officeooo:rsid="0029df09" officeooo:paragraph-rsid="0029df09"/>
    </style:style>
    <style:style style:name="P40" style:family="paragraph" style:parent-style-name="Standard">
      <style:paragraph-properties fo:text-align="center" style:justify-single-word="false"/>
      <style:text-properties fo:font-weight="bold" officeooo:rsid="00065874" officeooo:paragraph-rsid="00065874" style:font-weight-asian="bold" style:font-weight-complex="bold"/>
    </style:style>
    <style:style style:name="P41" style:family="paragraph" style:parent-style-name="Standard">
      <style:text-properties fo:font-weight="bold" officeooo:rsid="00087465" officeooo:paragraph-rsid="001cc37b" style:font-weight-asian="bold" style:font-weight-complex="bold"/>
    </style:style>
    <style:style style:name="P42" style:family="paragraph" style:parent-style-name="Standard">
      <style:text-properties fo:font-variant="normal" fo:text-transform="none" fo:color="#000000" loext:opacity="100%" style:font-name="Times New Roman" fo:font-size="12pt" fo:letter-spacing="normal" fo:font-style="normal" fo:font-weight="normal" officeooo:rsid="002352dc" officeooo:paragraph-rsid="002352dc" style:font-size-asian="12pt" style:font-size-complex="12pt"/>
    </style:style>
    <style:style style:name="P43" style:family="paragraph" style:parent-style-name="Standard" style:list-style-name="L1">
      <style:text-properties fo:font-variant="normal" fo:text-transform="none" fo:color="#000000" loext:opacity="100%" style:font-name="Times New Roman" fo:font-size="12pt" fo:letter-spacing="normal" fo:font-style="normal" fo:font-weight="normal" officeooo:rsid="002352dc" officeooo:paragraph-rsid="002352dc" style:font-size-asian="12pt" style:font-size-complex="12pt"/>
    </style:style>
    <style:style style:name="P44" style:family="paragraph" style:parent-style-name="Standard">
      <style:text-properties fo:font-variant="normal" fo:text-transform="none" fo:color="#000000" loext:opacity="100%" style:font-name="Times New Roman" fo:font-size="12pt" fo:letter-spacing="normal" fo:font-style="normal" fo:font-weight="normal" officeooo:rsid="0035f1e0" officeooo:paragraph-rsid="0035f1e0" style:font-size-asian="12pt" style:font-size-complex="12pt"/>
    </style:style>
    <style:style style:name="P45" style:family="paragraph" style:parent-style-name="Standard">
      <style:text-properties fo:font-style="italic" fo:font-weight="normal" officeooo:rsid="0026a77f" officeooo:paragraph-rsid="0026a77f" style:font-style-asian="italic" style:font-weight-asian="normal" style:font-style-complex="italic" style:font-weight-complex="normal"/>
    </style:style>
    <style:style style:name="P46" style:family="paragraph" style:parent-style-name="Standard">
      <style:text-properties fo:font-style="italic" fo:font-weight="normal" officeooo:rsid="0009a765" officeooo:paragraph-rsid="002caf76" style:font-style-asian="italic" style:font-weight-asian="normal" style:font-style-complex="italic" style:font-weight-complex="normal"/>
    </style:style>
    <style:style style:name="P47" style:family="paragraph" style:parent-style-name="Standard">
      <style:text-properties fo:font-style="italic" fo:font-weight="bold" officeooo:rsid="0026a77f" officeooo:paragraph-rsid="003716d7" style:font-style-asian="italic" style:font-weight-asian="bold" style:font-style-complex="italic" style:font-weight-complex="bold"/>
    </style:style>
    <style:style style:name="P48" style:family="paragraph" style:parent-style-name="Standard">
      <style:text-properties fo:font-style="italic" fo:font-weight="bold" officeooo:rsid="00087465" officeooo:paragraph-rsid="003716d7" style:font-style-asian="italic" style:font-weight-asian="bold" style:font-style-complex="italic" style:font-weight-complex="bold"/>
    </style:style>
    <style:style style:name="P49" style:family="paragraph" style:parent-style-name="Standard">
      <style:text-properties fo:color="#000000" loext:opacity="100%" style:font-name="Times New Roman" fo:font-size="12pt" officeooo:rsid="001cc37b" officeooo:paragraph-rsid="002caf76" fo:background-color="transparent" style:font-size-asian="12pt" style:font-size-complex="12pt"/>
    </style:style>
    <style:style style:name="P50" style:family="paragraph" style:parent-style-name="Standard">
      <style:text-properties fo:color="#000000" loext:opacity="100%" style:font-name="Times New Roman" fo:font-size="12pt" officeooo:rsid="001cc37b" officeooo:paragraph-rsid="002d9922" fo:background-color="transparent" style:font-size-asian="12pt" style:font-size-complex="12pt"/>
    </style:style>
    <style:style style:name="P51" style:family="paragraph" style:parent-style-name="Standard">
      <style:text-properties fo:color="#000000" loext:opacity="100%" style:font-name="Times New Roman" fo:font-size="12pt" officeooo:rsid="002d9922" officeooo:paragraph-rsid="002d9922" fo:background-color="transparent" style:font-size-asian="12pt" style:font-size-complex="12pt"/>
    </style:style>
    <style:style style:name="P52" style:family="paragraph" style:parent-style-name="Standard">
      <style:text-properties fo:color="#000000" loext:opacity="100%" style:font-name="Times New Roman" fo:font-size="12pt" officeooo:rsid="001eb82f" officeooo:paragraph-rsid="002caf76" fo:background-color="transparent" style:font-size-asian="12pt" style:font-size-complex="12pt"/>
    </style:style>
    <style:style style:name="P53" style:family="paragraph" style:parent-style-name="Standard">
      <style:text-properties fo:color="#000000" loext:opacity="100%" style:font-name="Times New Roman" fo:font-size="12pt" officeooo:rsid="002f2241" officeooo:paragraph-rsid="002f2241" fo:background-color="transparent" style:font-size-asian="12pt" style:font-size-complex="12pt"/>
    </style:style>
    <style:style style:name="P54" style:family="paragraph" style:parent-style-name="Standard">
      <style:text-properties fo:color="#000000" loext:opacity="100%" style:font-name="Times New Roman" fo:font-size="12pt" officeooo:rsid="0026a77f" officeooo:paragraph-rsid="003716d7" fo:background-color="transparent" style:font-size-asian="12pt" style:font-size-complex="12pt"/>
    </style:style>
    <style:style style:name="P55" style:family="paragraph" style:parent-style-name="Standard">
      <style:text-properties fo:color="#000000" loext:opacity="100%" style:font-name="Times New Roman" fo:font-size="12pt" officeooo:rsid="0038bddc" officeooo:paragraph-rsid="0038bddc" fo:background-color="transparent" style:font-size-asian="12pt" style:font-size-complex="12pt"/>
    </style:style>
    <style:style style:name="P56" style:family="paragraph" style:parent-style-name="Standard">
      <style:text-properties fo:color="#000000" loext:opacity="100%" style:font-name="Times New Roman" fo:font-size="12pt" fo:language="zxx" fo:country="none" officeooo:rsid="002d9922" officeooo:paragraph-rsid="002d9922" fo:background-color="transparent" style:font-size-asian="12pt" style:language-asian="zxx" style:country-asian="none" style:font-size-complex="12pt" style:language-complex="zxx" style:country-complex="none"/>
    </style:style>
    <style:style style:name="P57" style:family="paragraph" style:parent-style-name="Standard">
      <style:text-properties fo:color="#000000" loext:opacity="100%" style:font-name="Times New Roman" fo:font-size="12pt" fo:language="zxx" fo:country="none" officeooo:rsid="002f2241" officeooo:paragraph-rsid="002f2241" fo:background-color="transparent" style:font-size-asian="12pt" style:language-asian="zxx" style:country-asian="none" style:font-size-complex="12pt" style:language-complex="zxx" style:country-complex="none"/>
    </style:style>
    <style:style style:name="P58" style:family="paragraph" style:parent-style-name="Standard">
      <style:text-properties fo:font-style="normal" fo:font-weight="bold" officeooo:rsid="00087465" officeooo:paragraph-rsid="003716d7" style:font-style-asian="normal" style:font-weight-asian="bold" style:font-style-complex="normal" style:font-weight-complex="bold"/>
    </style:style>
    <style:style style:name="P59" style:family="paragraph" style:parent-style-name="Standard">
      <style:text-properties officeooo:paragraph-rsid="003716d7"/>
    </style:style>
    <style:style style:name="P60" style:family="paragraph" style:parent-style-name="Table_20_Contents">
      <style:text-properties officeooo:rsid="0009a765" officeooo:paragraph-rsid="002caf76"/>
    </style:style>
    <style:style style:name="P61" style:family="paragraph" style:parent-style-name="Table_20_Contents">
      <style:text-properties officeooo:rsid="0009a765" officeooo:paragraph-rsid="0009a765"/>
    </style:style>
    <style:style style:name="P62" style:family="paragraph" style:parent-style-name="Table_20_Contents">
      <style:text-properties officeooo:rsid="0009a765" officeooo:paragraph-rsid="002dd479"/>
    </style:style>
    <style:style style:name="P63" style:family="paragraph" style:parent-style-name="Table_20_Contents">
      <style:text-properties officeooo:rsid="0009a765" officeooo:paragraph-rsid="003716d7"/>
    </style:style>
    <style:style style:name="P64" style:family="paragraph" style:parent-style-name="Table_20_Contents">
      <style:text-properties officeooo:rsid="001f7846" officeooo:paragraph-rsid="002caf76"/>
    </style:style>
    <style:style style:name="P65" style:family="paragraph" style:parent-style-name="Table_20_Contents">
      <style:text-properties officeooo:rsid="001eb82f" officeooo:paragraph-rsid="002caf76"/>
    </style:style>
    <style:style style:name="P66" style:family="paragraph" style:parent-style-name="Table_20_Contents">
      <style:text-properties officeooo:rsid="002352dc" officeooo:paragraph-rsid="002caf76"/>
    </style:style>
    <style:style style:name="P67" style:family="paragraph" style:parent-style-name="Table_20_Contents">
      <style:text-properties officeooo:rsid="001cc37b" officeooo:paragraph-rsid="002caf76"/>
    </style:style>
    <style:style style:name="P68" style:family="paragraph" style:parent-style-name="Table_20_Contents">
      <style:text-properties officeooo:rsid="0020d2ec" officeooo:paragraph-rsid="002caf76"/>
    </style:style>
    <style:style style:name="P69" style:family="paragraph" style:parent-style-name="Table_20_Contents">
      <style:text-properties officeooo:rsid="0021fc11" officeooo:paragraph-rsid="002caf76"/>
    </style:style>
    <style:style style:name="P70" style:family="paragraph" style:parent-style-name="Table_20_Contents">
      <style:text-properties fo:color="#000000" loext:opacity="100%" style:font-name="Times New Roman" fo:font-size="12pt" officeooo:rsid="002d9922" officeooo:paragraph-rsid="002d9922" fo:background-color="transparent" style:font-size-asian="12pt" style:font-size-complex="12pt"/>
    </style:style>
    <style:style style:name="P71" style:family="paragraph" style:parent-style-name="Table_20_Contents">
      <style:text-properties fo:color="#000000" loext:opacity="100%" style:font-name="Times New Roman" fo:font-size="12pt" officeooo:rsid="002d9922" officeooo:paragraph-rsid="002dd479" fo:background-color="transparent" style:font-size-asian="12pt" style:font-size-complex="12pt"/>
    </style:style>
    <style:style style:name="P72" style:family="paragraph" style:parent-style-name="Table_20_Contents">
      <style:text-properties fo:color="#000000" loext:opacity="100%" style:font-name="Times New Roman" fo:font-size="12pt" officeooo:rsid="002d9922" officeooo:paragraph-rsid="002f2241" fo:background-color="transparent" style:font-size-asian="12pt" style:font-size-complex="12pt"/>
    </style:style>
    <style:style style:name="P73" style:family="paragraph" style:parent-style-name="Table_20_Contents">
      <style:text-properties fo:color="#000000" loext:opacity="100%" style:font-name="Times New Roman" fo:font-size="12pt" officeooo:rsid="0009a765" officeooo:paragraph-rsid="002dd479" fo:background-color="transparent" style:font-size-asian="12pt" style:font-size-complex="12pt"/>
    </style:style>
    <style:style style:name="P74" style:family="paragraph" style:parent-style-name="Table_20_Contents">
      <style:text-properties fo:color="#000000" loext:opacity="100%" style:font-name="Times New Roman" fo:font-size="12pt" officeooo:rsid="0009a765" officeooo:paragraph-rsid="002f2241" fo:background-color="transparent" style:font-size-asian="12pt" style:font-size-complex="12pt"/>
    </style:style>
    <style:style style:name="P75" style:family="paragraph" style:parent-style-name="Table_20_Contents">
      <style:text-properties fo:color="#000000" loext:opacity="100%" style:font-name="Times New Roman" fo:font-size="12pt" officeooo:rsid="0030be9a" officeooo:paragraph-rsid="0030be9a" fo:background-color="transparent" style:font-size-asian="12pt" style:font-size-complex="12pt"/>
    </style:style>
    <style:style style:name="P76" style:family="paragraph" style:parent-style-name="Table_20_Contents">
      <style:text-properties fo:color="#000000" loext:opacity="100%" style:font-name="Times New Roman" fo:font-size="12pt" officeooo:rsid="000af2ac" officeooo:paragraph-rsid="0030be9a" fo:background-color="transparent" style:font-size-asian="12pt" style:font-size-complex="12pt"/>
    </style:style>
    <style:style style:name="P77" style:family="paragraph" style:parent-style-name="Table_20_Contents">
      <style:text-properties fo:color="#000000" loext:opacity="100%" style:font-name="Times New Roman" fo:font-size="12pt" officeooo:rsid="000af2ac" officeooo:paragraph-rsid="003244b0" fo:background-color="transparent" style:font-size-asian="12pt" style:font-size-complex="12pt"/>
    </style:style>
    <style:style style:name="P78" style:family="paragraph" style:parent-style-name="Table_20_Contents">
      <style:text-properties fo:color="#000000" loext:opacity="100%" style:font-name="Times New Roman" fo:font-size="12pt" officeooo:rsid="000af2ac" officeooo:paragraph-rsid="0032d090" fo:background-color="transparent" style:font-size-asian="12pt" style:font-size-complex="12pt"/>
    </style:style>
    <style:style style:name="P79" style:family="paragraph" style:parent-style-name="Table_20_Contents">
      <style:text-properties fo:color="#000000" loext:opacity="100%" style:font-name="Times New Roman" fo:font-size="12pt" officeooo:rsid="000af2ac" officeooo:paragraph-rsid="00339311" fo:background-color="transparent" style:font-size-asian="12pt" style:font-size-complex="12pt"/>
    </style:style>
    <style:style style:name="P80" style:family="paragraph" style:parent-style-name="Table_20_Contents">
      <style:text-properties fo:color="#000000" loext:opacity="100%" style:font-name="Times New Roman" fo:font-size="12pt" officeooo:rsid="00357b49" officeooo:paragraph-rsid="00357b49" fo:background-color="transparent" style:font-size-asian="12pt" style:font-size-complex="12pt"/>
    </style:style>
    <style:style style:name="P81" style:family="paragraph" style:parent-style-name="Table_20_Contents">
      <style:text-properties fo:color="#000000" loext:opacity="100%" style:font-name="Times New Roman" fo:font-size="12pt" officeooo:rsid="00360f3f" officeooo:paragraph-rsid="00360f3f" fo:background-color="transparent" style:font-size-asian="12pt" style:font-size-complex="12pt"/>
    </style:style>
    <style:style style:name="P82" style:family="paragraph" style:parent-style-name="Table_20_Contents">
      <style:text-properties fo:color="#000000" loext:opacity="100%" style:font-name="Times New Roman" fo:font-size="12pt" officeooo:rsid="003716d7" officeooo:paragraph-rsid="003716d7" fo:background-color="transparent" style:font-size-asian="12pt" style:font-size-complex="12pt"/>
    </style:style>
    <style:style style:name="P83" style:family="paragraph" style:parent-style-name="Table_20_Contents">
      <style:text-properties fo:color="#000000" loext:opacity="100%" style:font-name="Times New Roman" fo:font-size="12pt" officeooo:rsid="00377361" officeooo:paragraph-rsid="00377361" fo:background-color="transparent" style:font-size-asian="12pt" style:font-size-complex="12pt"/>
    </style:style>
    <style:style style:name="P84" style:family="paragraph" style:parent-style-name="Table_20_Contents">
      <style:text-properties fo:color="#000000" loext:opacity="100%" style:font-name="Times New Roman" fo:font-size="12pt" officeooo:rsid="003857ae" officeooo:paragraph-rsid="003857ae" fo:background-color="transparent" style:font-size-asian="12pt" style:font-size-complex="12pt"/>
    </style:style>
    <style:style style:name="P85" style:family="paragraph" style:parent-style-name="Table_20_Contents">
      <style:text-properties fo:color="#000000" loext:opacity="100%" style:font-name="Times New Roman" fo:font-size="12pt" officeooo:rsid="0038b865" officeooo:paragraph-rsid="0038b865" fo:background-color="transparent" style:font-size-asian="12pt" style:font-size-complex="12pt"/>
    </style:style>
    <style:style style:name="P86" style:family="paragraph" style:parent-style-name="Table_20_Contents">
      <style:text-properties fo:color="#000000" loext:opacity="100%" style:font-name="Times New Roman" fo:font-size="12pt" fo:language="zxx" fo:country="none" officeooo:rsid="0038b865" officeooo:paragraph-rsid="0038b865" fo:background-color="transparent" style:font-size-asian="12pt" style:language-asian="zxx" style:country-asian="none" style:font-size-complex="12pt" style:language-complex="zxx" style:country-complex="none"/>
    </style:style>
    <style:style style:name="P87" style:family="paragraph" style:parent-style-name="Table_20_Contents">
      <style:text-properties fo:language="zxx" fo:country="none" officeooo:rsid="002dd479" officeooo:paragraph-rsid="002dd479" style:language-asian="zxx" style:country-asian="none" style:language-complex="zxx" style:country-complex="none"/>
    </style:style>
    <style:style style:name="P88" style:family="paragraph" style:parent-style-name="Table_20_Contents">
      <style:text-properties officeooo:rsid="000af2ac" officeooo:paragraph-rsid="000af2ac"/>
    </style:style>
    <style:style style:name="T1"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2" style:family="text">
      <style:text-properties fo:font-variant="normal" fo:text-transform="none" fo:color="#000000" loext:opacity="100%" style:font-name="Times New Roman" fo:font-size="12pt" fo:letter-spacing="normal" fo:font-style="normal" fo:font-weight="normal" officeooo:rsid="000a156e" style:font-size-asian="12pt" style:font-size-complex="12pt"/>
    </style:style>
    <style:style style:name="T3" style:family="text">
      <style:text-properties fo:font-variant="normal" fo:text-transform="none" fo:color="#000000" loext:opacity="100%" style:font-name="Times New Roman" fo:font-size="12pt" fo:letter-spacing="normal" fo:font-style="normal" fo:font-weight="normal" officeooo:rsid="0009a765" style:font-size-asian="12pt" style:font-size-complex="12pt"/>
    </style:style>
    <style:style style:name="T4" style:family="text">
      <style:text-properties officeooo:rsid="0007bfa8"/>
    </style:style>
    <style:style style:name="T5" style:family="text">
      <style:text-properties officeooo:rsid="0009a765"/>
    </style:style>
    <style:style style:name="T6" style:family="text">
      <style:text-properties officeooo:rsid="0009a765"/>
    </style:style>
    <style:style style:name="T7" style:family="text">
      <style:text-properties officeooo:rsid="000a156e"/>
    </style:style>
    <style:style style:name="T8" style:family="text">
      <style:text-properties officeooo:rsid="000a156e"/>
    </style:style>
    <style:style style:name="T9" style:family="text">
      <style:text-properties style:font-name="Times New Roman" fo:font-size="12pt" style:font-size-asian="12pt" style:font-size-complex="12pt"/>
    </style:style>
    <style:style style:name="T10" style:family="text">
      <style:text-properties style:font-name="Times New Roman" fo:font-size="12pt" officeooo:rsid="000a156e" style:font-size-asian="12pt" style:font-size-complex="12pt"/>
    </style:style>
    <style:style style:name="T11" style:family="text">
      <style:text-properties style:font-name="Times New Roman" officeooo:rsid="000a156e"/>
    </style:style>
    <style:style style:name="T12" style:family="text">
      <style:text-properties style:font-name="Times New Roman" officeooo:rsid="003244b0"/>
    </style:style>
    <style:style style:name="T13" style:family="text">
      <style:text-properties officeooo:rsid="000af2ac"/>
    </style:style>
    <style:style style:name="T14" style:family="text">
      <style:text-properties officeooo:rsid="000af2ac"/>
    </style:style>
    <style:style style:name="T15" style:family="text">
      <style:text-properties officeooo:rsid="000c9ebf"/>
    </style:style>
    <style:style style:name="T16" style:family="text">
      <style:text-properties officeooo:rsid="000c9ebf"/>
    </style:style>
    <style:style style:name="T17" style:family="text">
      <style:text-properties officeooo:rsid="000cf458"/>
    </style:style>
    <style:style style:name="T18" style:family="text">
      <style:text-properties officeooo:rsid="000d5138"/>
    </style:style>
    <style:style style:name="T19" style:family="text">
      <style:text-properties officeooo:rsid="000e6163"/>
    </style:style>
    <style:style style:name="T20" style:family="text">
      <style:text-properties officeooo:rsid="00112bd6"/>
    </style:style>
    <style:style style:name="T21" style:family="text">
      <style:text-properties officeooo:rsid="00126586"/>
    </style:style>
    <style:style style:name="T22" style:family="text">
      <style:text-properties officeooo:rsid="0012e0b2"/>
    </style:style>
    <style:style style:name="T23" style:family="text">
      <style:text-properties officeooo:rsid="00145bc8"/>
    </style:style>
    <style:style style:name="T24" style:family="text">
      <style:text-properties officeooo:rsid="00162f5d"/>
    </style:style>
    <style:style style:name="T25" style:family="text">
      <style:text-properties officeooo:rsid="0017249b"/>
    </style:style>
    <style:style style:name="T26" style:family="text">
      <style:text-properties officeooo:rsid="0017c7c0"/>
    </style:style>
    <style:style style:name="T27" style:family="text">
      <style:text-properties officeooo:rsid="001a78f6"/>
    </style:style>
    <style:style style:name="T28" style:family="text">
      <style:text-properties officeooo:rsid="001a78f6"/>
    </style:style>
    <style:style style:name="T29" style:family="text">
      <style:text-properties officeooo:rsid="001eb82f"/>
    </style:style>
    <style:style style:name="T30" style:family="text">
      <style:text-properties officeooo:rsid="002352d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09a765" style:font-style-asian="italic" style:font-weight-asian="normal" style:font-style-complex="italic" style:font-weight-complex="normal"/>
    </style:style>
    <style:style style:name="T33" style:family="text">
      <style:text-properties officeooo:rsid="0029df09"/>
    </style:style>
    <style:style style:name="T34" style:family="text">
      <style:text-properties officeooo:rsid="002a7448"/>
    </style:style>
    <style:style style:name="T35" style:family="text">
      <style:text-properties fo:language="zxx" fo:country="none" style:language-asian="zxx" style:country-asian="none" style:language-complex="zxx" style:country-complex="none"/>
    </style:style>
    <style:style style:name="T36" style:family="text">
      <style:text-properties fo:language="zxx" fo:country="none" officeooo:rsid="002caf76" style:language-asian="zxx" style:country-asian="none" style:language-complex="zxx" style:country-complex="none"/>
    </style:style>
    <style:style style:name="T37" style:family="text">
      <style:text-properties fo:language="zxx" fo:country="none" officeooo:rsid="001f7846" style:language-asian="zxx" style:country-asian="none" style:language-complex="zxx" style:country-complex="none"/>
    </style:style>
    <style:style style:name="T38" style:family="text">
      <style:text-properties fo:language="zxx" fo:country="none" officeooo:rsid="002d7ccc" style:language-asian="zxx" style:country-asian="none" style:language-complex="zxx" style:country-complex="none"/>
    </style:style>
    <style:style style:name="T39" style:family="text">
      <style:text-properties fo:language="zxx" fo:country="none" officeooo:rsid="002d8636" style:language-asian="zxx" style:country-asian="none" style:language-complex="zxx" style:country-complex="none"/>
    </style:style>
    <style:style style:name="T40" style:family="text">
      <style:text-properties fo:language="zxx" fo:country="none" officeooo:rsid="002dd479" style:language-asian="zxx" style:country-asian="none" style:language-complex="zxx" style:country-complex="none"/>
    </style:style>
    <style:style style:name="T41" style:family="text">
      <style:text-properties fo:language="zxx" fo:country="none" officeooo:rsid="002dd479" style:language-asian="zxx" style:country-asian="none" style:language-complex="zxx" style:country-complex="none"/>
    </style:style>
    <style:style style:name="T42" style:family="text">
      <style:text-properties fo:language="zxx" fo:country="none" officeooo:rsid="002dd479" style:language-asian="zxx" style:country-asian="none" style:language-complex="zxx" style:country-complex="none"/>
    </style:style>
    <style:style style:name="T43" style:family="text">
      <style:text-properties fo:language="zxx" fo:country="none" officeooo:rsid="002f2241" style:language-asian="zxx" style:country-asian="none" style:language-complex="zxx" style:country-complex="none"/>
    </style:style>
    <style:style style:name="T44" style:family="text">
      <style:text-properties fo:language="zxx" fo:country="none" officeooo:rsid="0030be9a" style:language-asian="zxx" style:country-asian="none" style:language-complex="zxx" style:country-complex="none"/>
    </style:style>
    <style:style style:name="T45" style:family="text">
      <style:text-properties fo:language="zxx" fo:country="none" officeooo:rsid="0030be9a" style:language-asian="zxx" style:country-asian="none" style:language-complex="zxx" style:country-complex="none"/>
    </style:style>
    <style:style style:name="T46" style:family="text">
      <style:text-properties fo:language="zxx" fo:country="none" officeooo:rsid="003244b0" style:language-asian="zxx" style:country-asian="none" style:language-complex="zxx" style:country-complex="none"/>
    </style:style>
    <style:style style:name="T47" style:family="text">
      <style:text-properties fo:language="zxx" fo:country="none" officeooo:rsid="0032d090" style:language-asian="zxx" style:country-asian="none" style:language-complex="zxx" style:country-complex="none"/>
    </style:style>
    <style:style style:name="T48" style:family="text">
      <style:text-properties fo:language="zxx" fo:country="none" officeooo:rsid="00339311" style:language-asian="zxx" style:country-asian="none" style:language-complex="zxx" style:country-complex="none"/>
    </style:style>
    <style:style style:name="T49" style:family="text">
      <style:text-properties fo:language="zxx" fo:country="none" officeooo:rsid="003716d7" style:language-asian="zxx" style:country-asian="none" style:language-complex="zxx" style:country-complex="none"/>
    </style:style>
    <style:style style:name="T50" style:family="text">
      <style:text-properties fo:language="zxx" fo:country="none" officeooo:rsid="00377361" style:language-asian="zxx" style:country-asian="none" style:language-complex="zxx" style:country-complex="none"/>
    </style:style>
    <style:style style:name="T51" style:family="text">
      <style:text-properties fo:language="zxx" fo:country="none" officeooo:rsid="003857ae" style:language-asian="zxx" style:country-asian="none" style:language-complex="zxx" style:country-complex="none"/>
    </style:style>
    <style:style style:name="T52" style:family="text">
      <style:text-properties fo:language="zxx" fo:country="none" fo:font-weight="normal" officeooo:rsid="003716d7" style:language-asian="zxx" style:country-asian="none" style:font-weight-asian="normal" style:language-complex="zxx" style:country-complex="none" style:font-weight-complex="normal"/>
    </style:style>
    <style:style style:name="T53" style:family="text">
      <style:text-properties officeooo:rsid="002d9922"/>
    </style:style>
    <style:style style:name="T54" style:family="text">
      <style:text-properties officeooo:rsid="002d9922"/>
    </style:style>
    <style:style style:name="T55" style:family="text">
      <style:text-properties officeooo:rsid="001cc37b"/>
    </style:style>
    <style:style style:name="T56" style:family="text">
      <style:text-properties officeooo:rsid="001cc37b"/>
    </style:style>
    <style:style style:name="T57" style:family="text">
      <style:text-properties fo:font-weight="normal" officeooo:rsid="0009a765" style:font-weight-asian="normal" style:font-weight-complex="normal"/>
    </style:style>
    <style:style style:name="T58" style:family="text">
      <style:text-properties fo:color="#000000" loext:opacity="100%" style:font-name="Times New Roman" fo:font-size="12pt" fo:language="zxx" fo:country="none" officeooo:rsid="002dd479" fo:background-color="transparent" loext:char-shading-value="0" style:font-size-asian="12pt" style:language-asian="zxx" style:country-asian="none" style:font-size-complex="12pt" style:language-complex="zxx" style:country-complex="none"/>
    </style:style>
    <style:style style:name="T59" style:family="text">
      <style:text-properties fo:color="#000000" loext:opacity="100%" style:font-name="Times New Roman" fo:font-size="12pt" fo:background-color="transparent" loext:char-shading-value="0" style:font-size-asian="12pt" style:font-size-complex="12pt"/>
    </style:style>
    <style:style style:name="T60" style:family="text">
      <style:text-properties fo:color="#000000" loext:opacity="100%" style:font-name="Times New Roman" fo:font-size="12pt" officeooo:rsid="000af2ac" fo:background-color="transparent" loext:char-shading-value="0" style:font-size-asian="12pt" style:font-size-complex="12pt"/>
    </style:style>
    <style:style style:name="T61" style:family="text">
      <style:text-properties fo:color="#000000" loext:opacity="100%" style:font-name="Times New Roman" fo:font-size="12pt" officeooo:rsid="000c9ebf" fo:background-color="transparent" loext:char-shading-value="0" style:font-size-asian="12pt" style:font-size-complex="12pt"/>
    </style:style>
    <style:style style:name="T62" style:family="text">
      <style:text-properties fo:color="#000000" loext:opacity="100%" style:font-name="Times New Roman" fo:font-size="12pt" officeooo:rsid="002dd479" fo:background-color="transparent" loext:char-shading-value="0" style:font-size-asian="12pt" style:font-size-complex="12pt"/>
    </style:style>
    <style:style style:name="T63" style:family="text">
      <style:text-properties officeooo:rsid="002dd479"/>
    </style:style>
    <style:style style:name="T64" style:family="text">
      <style:text-properties officeooo:rsid="002dd479"/>
    </style:style>
    <style:style style:name="T65" style:family="text">
      <style:text-properties officeooo:rsid="002dd479"/>
    </style:style>
    <style:style style:name="T66" style:family="text">
      <style:text-properties officeooo:rsid="002f2241"/>
    </style:style>
    <style:style style:name="T67" style:family="text">
      <style:text-properties officeooo:rsid="0030be9a"/>
    </style:style>
    <style:style style:name="T68" style:family="text">
      <style:text-properties officeooo:rsid="0030be9a"/>
    </style:style>
    <style:style style:name="T69" style:family="text">
      <style:text-properties officeooo:rsid="0030be9a"/>
    </style:style>
    <style:style style:name="T70" style:family="text">
      <style:text-properties officeooo:rsid="0030be9a"/>
    </style:style>
    <style:style style:name="T71" style:family="text">
      <style:text-properties officeooo:rsid="0030be9a"/>
    </style:style>
    <style:style style:name="T72" style:family="text">
      <style:text-properties officeooo:rsid="003244b0"/>
    </style:style>
    <style:style style:name="T73" style:family="text">
      <style:text-properties officeooo:rsid="0032d090"/>
    </style:style>
    <style:style style:name="T74" style:family="text">
      <style:text-properties officeooo:rsid="00360f3f"/>
    </style:style>
    <style:style style:name="T75" style:family="text">
      <style:text-properties officeooo:rsid="00360f3f"/>
    </style:style>
    <style:style style:name="T76" style:family="text">
      <style:text-properties officeooo:rsid="00377361"/>
    </style:style>
    <style:style style:name="T77" style:family="text">
      <style:text-properties officeooo:rsid="003857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ocumentation Java</text:p>
      <text:p text:style-name="P1"/>
      <text:p text:style-name="P1">Ce document renseigne <text:span text:style-name="T4">les</text:span> spécificités de<text:span text:style-name="T4">s </text:span>méthodes <text:span text:style-name="T4">de la surcouche de communication.</text:span></text:p>
      <text:p text:style-name="P1"/>
      <text:p text:style-name="P10">Spécificité générale : </text:p>
      <text:p text:style-name="P10">Quand une écriture, un envoie est efféctué dans un flux, ensuite il faut <text:span text:style-name="T9">utiliser</text:span><text:span text:style-name="T10"> la méthode flush qui permet de </text:span><text:span text:style-name="T1">force</text:span><text:span text:style-name="T2">r</text:span><text:span text:style-name="T1"> l'écriture d'octets dans le flux. </text:span><text:span text:style-name="T2">Sans la méthode flush, l'envoie des données ne s'effectue pas.</text:span></text:p>
      <text:p text:style-name="P12"><text:span text:style-name="T2">U</text:span><text:span text:style-name="T1">n message de type </text:span><text:span text:style-name="T3">I</text:span><text:span text:style-name="T1">m</text:span><text:span text:style-name="T3">essage&lt;?&gt; </text:span><text:span text:style-name="T1">peut être de tout type.</text:span></text:p>
      <text:p text:style-name="P42">Les différents mode de connexion Bluetooth sont :</text:p>
      <text:list xml:id="list3762551891" text:style-name="L1">
        <text:list-item>
          <text:p text:style-name="P43">NXTConnection.RAW (pour appareil de type tablette, telephone, ...)</text:p>
        </text:list-item>
        <text:list-item>
          <text:p text:style-name="P43">NXTConnection.PACKET (pour appareil de type brique NXT)</text:p>
        </text:list-item>
        <text:list-item>
          <text:p text:style-name="P43">NXTConnection.LCP (pour accéder à distance au menus de la brique)</text:p>
        </text:list-item>
      </text:list>
      <text:p text:style-name="P44">Pour l'utilisation des primitive d'envoie de message via Mqtt, il faut respecter la norme d'écriture de ces messages créé. Cette norme est de la forme KeyWord:BodyMessage. <text:span text:style-name="T74">Et lorsqu'on recoit un message via Mqtt, il faut le split par le caractère ":" et récuperer la deuxième case tu tableau pour avoir le corps du message.</text:span></text:p>
      <text:p text:style-name="P1"/>
      <text:p text:style-name="P3">Package ConnectionCommunication </text:p>
      <text:p text:style-name="P3"/>
      <text:p text:style-name="P7">Nom de la classe : AConnectionCommunication</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Line1324871139152">
          <table:table-cell table:style-name="Tableau1.A1" office:value-type="string">
            <text:p text:style-name="P14">Nom de la méthode</text:p>
          </table:table-cell>
          <table:table-cell table:style-name="Tableau1.A1" office:value-type="string">
            <text:p text:style-name="P14">Visibilité de la méthode</text:p>
          </table:table-cell>
          <table:table-cell table:style-name="Tableau1.A1" office:value-type="string">
            <text:p text:style-name="P14">Paramètres de la méthode</text:p>
          </table:table-cell>
          <table:table-cell table:style-name="Tableau1.A1" office:value-type="string">
            <text:p text:style-name="P14">Retour de la méthode</text:p>
          </table:table-cell>
          <table:table-cell table:style-name="Tableau1.E1" office:value-type="string">
            <text:p text:style-name="P14">Fonctionnalité/Description de la méthode</text:p>
          </table:table-cell>
        </table:table-row>
        <table:table-row table:style-name="TableLine1324871130720">
          <table:table-cell table:style-name="Tableau1.A2" office:value-type="string">
            <text:p text:style-name="P14">writeMessage</text:p>
          </table:table-cell>
          <table:table-cell table:style-name="Tableau1.A2" office:value-type="string">
            <text:p text:style-name="P87">Public</text:p>
          </table:table-cell>
          <table:table-cell table:style-name="Tableau1.A2" office:value-type="string">
            <text:p text:style-name="P14"><text:span text:style-name="T13">Un message de type </text:span>I<text:span text:style-name="T15">M</text:span>essage&lt;?&gt;.</text:p>
          </table:table-cell>
          <table:table-cell table:style-name="Tableau1.A2" office:value-type="string">
            <text:p text:style-name="P16">void ou <text:span text:style-name="T7">un </text:span>IOException <text:span text:style-name="T7">si il y a un problème lors de l'utilisation de la méthode write.</text:span></text:p>
          </table:table-cell>
          <table:table-cell table:style-name="Tableau1.E2" office:value-type="string">
            <text:p text:style-name="P11">Cette méthode permet d'evoyer un message dans le flux de sortie. Elle utilise la méthode encoderMessage qui permet d'encoder un message en byte avant de l'envoyer dans le flux avec la méthode write.</text:p>
          </table:table-cell>
        </table:table-row>
        <table:table-row table:style-name="TableLine1324871161728">
          <table:table-cell table:style-name="Tableau1.A2" office:value-type="string">
            <text:p text:style-name="P14">sendACK</text:p>
          </table:table-cell>
          <table:table-cell table:style-name="Tableau1.A2" office:value-type="string">
            <text:p text:style-name="P14">Public</text:p>
          </table:table-cell>
          <table:table-cell table:style-name="Tableau1.A2" office:value-type="string">
            <text:p text:style-name="P62"><text:span text:style-name="T58">Le</text:span><text:span text:style-name="T60"> message de type </text:span><text:span text:style-name="T59">I</text:span><text:span text:style-name="T61">m</text:span><text:span text:style-name="T59">essage&lt;?&gt; </text:span><text:span text:style-name="T62">a qui on doit envoyé l'accusé de réception.</text:span></text:p>
          </table:table-cell>
          <table:table-cell table:style-name="Tableau1.A2" office:value-type="string">
            <text:p text:style-name="P14">void ou <text:span text:style-name="T7">un </text:span>IOException <text:span text:style-name="T7">si il y a un problème lors de l'utilisation de la méthode writeUTF.</text:span></text:p>
          </table:table-cell>
          <table:table-cell table:style-name="Tableau1.E2" office:value-type="string">
            <text:p text:style-name="P22"><text:span text:style-name="T5">Cette méthode permet d'envoyer un accusé de récéption à la source de l'envoie du message qui à pour identifiant idMessage. Elle utilise la méthode writeUTF qui pemet d'envoyé une chaîne de caratèr</text:span><text:span text:style-name="T10">e dans le flux de sortie. </text:span></text:p>
          </table:table-cell>
        </table:table-row>
        <table:table-row table:style-name="TableLine1324871160096">
          <table:table-cell table:style-name="Tableau1.A2" office:value-type="string">
            <text:p text:style-name="P14"><text:span text:style-name="T7">r</text:span>eceiveACK</text:p>
          </table:table-cell>
          <table:table-cell table:style-name="Tableau1.A2" office:value-type="string">
            <text:p text:style-name="P14">Public</text:p>
          </table:table-cell>
          <table:table-cell table:style-name="Tableau1.A2" office:value-type="string">
            <text:p text:style-name="P62"><text:span text:style-name="T58">Le</text:span><text:span text:style-name="T60"> message de type </text:span><text:span text:style-name="T59">I</text:span><text:span text:style-name="T61">m</text:span><text:span text:style-name="T59">essage&lt;?&gt; </text:span><text:span text:style-name="T58">pour qui on <text:s/>doit recevoir un </text:span><text:span text:style-name="T62">accusé de réception.</text:span></text:p>
          </table:table-cell>
          <table:table-cell table:style-name="Tableau1.A2" office:value-type="string">
            <text:p text:style-name="P15"><text:span text:style-name="T7">Un b</text:span>oolean <text:span text:style-name="T7">qui indique si oui ou non on n'a recut un accusé de reception.</text:span></text:p>
            <text:p text:style-name="P15"><text:span text:style-name="T7">O</text:span>u <text:span text:style-name="T7">un </text:span>IOException <text:span text:style-name="T7">si il y a un problème lors de l'utilisation de la méthode readUTF.</text:span></text:p>
          </table:table-cell>
          <table:table-cell table:style-name="Tableau1.E2" office:value-type="string">
            <text:p text:style-name="P15">Cette méthode permet d<text:span text:style-name="T7">e savoir si on a recut</text:span> un accusé de récéption <text:span text:style-name="T7">pour le</text:span> message qui à pour identifiant idMessage. <text:span text:style-name="T7">Elle utilise la méthode readUTF qui permet de lire une chaîne de caractère dans le flus d'entré. Cependant cette méthode est synchronized, donc pour pouvoir empêcher l'attente de données dans le flux, la méthode available est utilisé pour pouvoir s'avoir si il y a des </text:span><text:soft-page-break/><text:span text:style-name="T7">données dans le flux (le nombre de données dans le flux</text:span><text:span text:style-name="T73">)</text:span><text:span text:style-name="T7">.</text:span></text:p>
          </table:table-cell>
        </table:table-row>
        <table:table-row table:style-name="TableLine1324871159552">
          <table:table-cell table:style-name="Tableau1.A2" office:value-type="string">
            <text:p text:style-name="P14">ACK</text:p>
          </table:table-cell>
          <table:table-cell table:style-name="Tableau1.A2" office:value-type="string">
            <text:p text:style-name="P14">Private</text:p>
          </table:table-cell>
          <table:table-cell table:style-name="Tableau1.A2" office:value-type="string">
            <text:p text:style-name="P17"><text:span text:style-name="T13">Un message de type </text:span>I<text:span text:style-name="T15">M</text:span>essage&lt;?&gt;.</text:p>
            <text:p text:style-name="P17"><text:span text:style-name="T17">Un</text:span> <text:span text:style-name="T17">temps maximum <text:s/>d'attente en millisecondes de type entier.</text:span></text:p>
          </table:table-cell>
          <table:table-cell table:style-name="Tableau1.A2" office:value-type="string">
            <text:p text:style-name="P16">void ou <text:span text:style-name="T7">un </text:span>IOException <text:span text:style-name="T7">si il y a un problème lors de l'utilisation de la méthode writeMessage.</text:span></text:p>
          </table:table-cell>
          <table:table-cell table:style-name="Tableau1.E2" office:value-type="string">
            <text:p text:style-name="P23">Cette méthode permet de renvoyer un message toutes les x millisecondes tant que le message n'a pas eu d'accusé de reception. Elle utilise la méthode receiveACK, writeMessage et <text:span text:style-name="T18">currentTimeMilli pour pouvoir réaliser un chronomètre, pour savoir quand ranvoyer le message.</text:span></text:p>
          </table:table-cell>
        </table:table-row>
        <table:table-row table:style-name="TableLine1324871156560">
          <table:table-cell table:style-name="Tableau1.A2" office:value-type="string">
            <text:p text:style-name="P14">initialisationInfoMessage</text:p>
          </table:table-cell>
          <table:table-cell table:style-name="Tableau1.A2" office:value-type="string">
            <text:p text:style-name="P14">Private</text:p>
          </table:table-cell>
          <table:table-cell table:style-name="Tableau1.A2" office:value-type="string">
            <text:p text:style-name="P17"><text:span text:style-name="T13">Un message de type </text:span>I<text:span text:style-name="T18">M</text:span>essage&lt;?&gt;.</text:p>
            <text:p text:style-name="P17"><text:span text:style-name="T18">Un </text:span>boolean <text:span text:style-name="T19">indiquant si il faut un accusé de reception <text:s/>pour l'envoie du message.</text:span></text:p>
          </table:table-cell>
          <table:table-cell table:style-name="Tableau1.A2" office:value-type="string">
            <text:p text:style-name="P14">Aucun retour</text:p>
          </table:table-cell>
          <table:table-cell table:style-name="Tableau1.E2" office:value-type="string">
            <text:p text:style-name="P24">Cette méthode permet d'ajouter les infomartions de connexion (le sender et receiver) et si oui ou non il faut envoyé un accusé de reception, au message. <text:span text:style-name="T24">Et elle permet aussi d'initialiser l'identidiant unique du message</text:span>. Elle utilise les setter des information à initialiser.</text:p>
          </table:table-cell>
        </table:table-row>
        <table:table-row table:style-name="TableLine1324871154656">
          <table:table-cell table:style-name="Tableau1.A2" office:value-type="string">
            <text:p text:style-name="P14"><text:span text:style-name="T20">s</text:span>endMessage</text:p>
          </table:table-cell>
          <table:table-cell table:style-name="Tableau1.A2" office:value-type="string">
            <text:p text:style-name="P14">Public</text:p>
          </table:table-cell>
          <table:table-cell table:style-name="Tableau1.A2" office:value-type="string">
            <text:p text:style-name="P17"><text:span text:style-name="T13">Un message de type </text:span>I<text:span text:style-name="T15">M</text:span>essage&lt;?&gt;.</text:p>
          </table:table-cell>
          <table:table-cell table:style-name="Tableau1.A2" office:value-type="string">
            <text:p text:style-name="P18">void ou <text:span text:style-name="T7">un </text:span>IOException <text:span text:style-name="T7">si il y a un problème lors de l'utilisation de la méthode writeMessage. Ou un </text:span>MessageException <text:span text:style-name="T20">si le flux a mal été initialisé.</text:span></text:p>
          </table:table-cell>
          <table:table-cell table:style-name="Tableau1.E2" office:value-type="string">
            <text:p text:style-name="P25">Cette méthode permet d'envoyer un message, sans attendre d'accusé de reception. Elle utilise les méthode<text:span text:style-name="T22">s</text:span> initialisationInfoMessage et writeMessage.</text:p>
          </table:table-cell>
        </table:table-row>
        <table:table-row table:style-name="TableLine1324871151936">
          <table:table-cell table:style-name="Tableau1.A2" office:value-type="string">
            <text:p text:style-name="P14">receiveMessage</text:p>
          </table:table-cell>
          <table:table-cell table:style-name="Tableau1.A2" office:value-type="string">
            <text:p text:style-name="P14">Public</text:p>
          </table:table-cell>
          <table:table-cell table:style-name="Tableau1.A2" office:value-type="string">
            <text:p text:style-name="P14">Aucun paramètre</text:p>
          </table:table-cell>
          <table:table-cell table:style-name="Tableau1.A2" office:value-type="string">
            <text:p text:style-name="P20"><text:span text:style-name="T27">Un message de type </text:span>Imessage&lt;?&gt; ou <text:span text:style-name="T7">un </text:span>IOException <text:span text:style-name="T7">si il y a un problème lors de l'utilisation de la méthode writeMessage, ou un </text:span>MessageException <text:span text:style-name="T20">si le flux a mal été initialisé.</text:span></text:p>
          </table:table-cell>
          <table:table-cell table:style-name="Tableau1.E2" office:value-type="string">
            <text:p text:style-name="P27">Cette méthode permet de recevoir un message. Elle utilise la méthode decoderMessage pour pouvoir transformer les bytes recut <text:span text:style-name="T25">par la méthode read </text:span>en message. <text:span text:style-name="T25">Cependant la méthode read récupère les donées même si le flux est vide, donc il faut l'attente de donnée a l'aide d'une boucle et de la méthode available. </text:span>Si le message veut un accusé de reception, on lui en envoie un, sinon non. Et elle utilise aussi la méthode createMessage de <text:soft-page-break/>MessageFactory pour pouvoir renvoyer le bon type de message.</text:p>
          </table:table-cell>
        </table:table-row>
        <table:table-row table:style-name="TableLine1324871157648">
          <table:table-cell table:style-name="Tableau1.A2" office:value-type="string">
            <text:p text:style-name="P14">sendMessageSynchronized</text:p>
          </table:table-cell>
          <table:table-cell table:style-name="Tableau1.A2" office:value-type="string">
            <text:p text:style-name="P14">Public</text:p>
          </table:table-cell>
          <table:table-cell table:style-name="Tableau1.A2" office:value-type="string">
            <text:p text:style-name="P17"><text:span text:style-name="T13">Un message de type </text:span>I<text:span text:style-name="T15">M</text:span>essage&lt;?&gt;.</text:p>
          </table:table-cell>
          <table:table-cell table:style-name="Tableau1.A2" office:value-type="string">
            <text:p text:style-name="P18">void ou <text:span text:style-name="T7">un </text:span>IOException <text:span text:style-name="T7">si il y a un problème lors de l'utilisation de la méthode writeMessage. Ou un </text:span>MessageException <text:span text:style-name="T20">si le flux a mal été initialisé.</text:span></text:p>
          </table:table-cell>
          <table:table-cell table:style-name="Tableau1.E2" office:value-type="string">
            <text:p text:style-name="P26">Cette méthode permet d'envoyer un message synchrone, c'est à dire un message qui attend un accusé de reception pour pouvoir continuer. <text:span text:style-name="T21">Elle utilise les méthode</text:span>s<text:span text:style-name="T21"> initialisationInfoMessage, writeMessage </text:span>et ACK.</text:p>
          </table:table-cell>
        </table:table-row>
        <table:table-row table:style-name="TableLine1324871161456">
          <table:table-cell table:style-name="Tableau1.A2" office:value-type="string">
            <text:p text:style-name="P14">sendMessageAsynchronized</text:p>
          </table:table-cell>
          <table:table-cell table:style-name="Tableau1.A2" office:value-type="string">
            <text:p text:style-name="P14">Public</text:p>
          </table:table-cell>
          <table:table-cell table:style-name="Tableau1.A2" office:value-type="string">
            <text:p text:style-name="P17"><text:span text:style-name="T13">Un message de type </text:span>I<text:span text:style-name="T15">M</text:span>essage&lt;?&gt;.</text:p>
          </table:table-cell>
          <table:table-cell table:style-name="Tableau1.A2" office:value-type="string">
            <text:p text:style-name="P19">void ou <text:span text:style-name="T7">un </text:span>IOException <text:span text:style-name="T7">si il y a un problème lors de l'utilisation de la méthode writeMessage. Ou un </text:span>MessageException <text:span text:style-name="T20">si le flux a mal été initialisé.</text:span></text:p>
          </table:table-cell>
          <table:table-cell table:style-name="Tableau1.E2" office:value-type="string">
            <text:p text:style-name="P26">Cette méthode permet d'envoyer un message asynchrone, c'est à dire un message qui attend uun accusé de reception, mais continue l'exécution de son programme. <text:span text:style-name="T21">Elle utilise les méthode</text:span>s<text:span text:style-name="T21"> initialisationInfoMessage, writeMessage </text:span>et la méthode ACK dans un thread pour que l'attente d'accusé de recpetion se fasse en parallèle.</text:p>
          </table:table-cell>
        </table:table-row>
      </table:table>
      <text:p text:style-name="P2"/>
      <text:p text:style-name="P8">Nom de la classe : <text:span text:style-name="T26">C</text:span>onnectionCommunication<text:span text:style-name="T26">WifiClient</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Line1324871129632">
          <table:table-cell table:style-name="Tableau2.A1" office:value-type="string">
            <text:p text:style-name="P14">Nom de la méthode</text:p>
          </table:table-cell>
          <table:table-cell table:style-name="Tableau2.A1" office:value-type="string">
            <text:p text:style-name="P14">Visibilité de la méthode</text:p>
          </table:table-cell>
          <table:table-cell table:style-name="Tableau2.A1" office:value-type="string">
            <text:p text:style-name="P14">Paramètres de la méthode</text:p>
          </table:table-cell>
          <table:table-cell table:style-name="Tableau2.A1" office:value-type="string">
            <text:p text:style-name="P14">Retour de la méthode</text:p>
          </table:table-cell>
          <table:table-cell table:style-name="Tableau2.E1" office:value-type="string">
            <text:p text:style-name="P14">Fonctionnalité/Description de la méthode</text:p>
          </table:table-cell>
        </table:table-row>
        <table:table-row table:style-name="TableLine1324871163360">
          <table:table-cell table:style-name="Tableau2.A2" office:value-type="string">
            <text:p text:style-name="P29">ConnectionCommunicationWifiClient</text:p>
          </table:table-cell>
          <table:table-cell table:style-name="Tableau2.A2" office:value-type="string">
            <text:p text:style-name="P29">Public</text:p>
          </table:table-cell>
          <table:table-cell table:style-name="Tableau2.A2" office:value-type="string">
            <text:p text:style-name="P31">Un port de type entier corrspondant au port de connexion <text:span text:style-name="T30">wifi </text:span>du serveur. Un ip de type String correspondant à l'ip du serveur.</text:p>
          </table:table-cell>
          <table:table-cell table:style-name="Tableau2.A2" office:value-type="string">
            <text:p text:style-name="P29">Une instance de ConnectionCommunitcationWifiClient.</text:p>
          </table:table-cell>
          <table:table-cell table:style-name="Tableau2.E2" office:value-type="string">
            <text:p text:style-name="P31">Cette méthode permet de créer une instance de la classe <text:span text:style-name="T29">ConnectionCommunicationWifiClient.</text:span></text:p>
          </table:table-cell>
        </table:table-row>
        <table:table-row table:style-name="TableLine1324871161184">
          <table:table-cell table:style-name="Tableau2.A2" office:value-type="string">
            <text:p text:style-name="P28">oppenConnection</text:p>
          </table:table-cell>
          <table:table-cell table:style-name="Tableau2.A2" office:value-type="string">
            <text:p text:style-name="P29">Public</text:p>
          </table:table-cell>
          <table:table-cell table:style-name="Tableau2.A2" office:value-type="string">
            <text:p text:style-name="P29">Aucun paramètre</text:p>
          </table:table-cell>
          <table:table-cell table:style-name="Tableau2.A2" office:value-type="string">
            <text:p text:style-name="P29">void</text:p>
          </table:table-cell>
          <table:table-cell table:style-name="Tableau2.E2" office:value-type="string">
            <text:p text:style-name="P33">Cette méthode permet d'établir une connexion wifi avec le serveur et d'initialiser les flux d'entrée et de sortie. Elle permet aussi d'initialiser <text:soft-page-break/>les informations de connexion.</text:p>
          </table:table-cell>
        </table:table-row>
        <table:table-row table:style-name="TableLine1324871156288">
          <table:table-cell table:style-name="Tableau2.A2" office:value-type="string">
            <text:p text:style-name="P28">closeConnection</text:p>
          </table:table-cell>
          <table:table-cell table:style-name="Tableau2.A2" office:value-type="string">
            <text:p text:style-name="P29">Public</text:p>
          </table:table-cell>
          <table:table-cell table:style-name="Tableau2.A2" office:value-type="string">
            <text:p text:style-name="P29">Aucun patamètre </text:p>
          </table:table-cell>
          <table:table-cell table:style-name="Tableau2.A2" office:value-type="string">
            <text:p text:style-name="P29">void</text:p>
          </table:table-cell>
          <table:table-cell table:style-name="Tableau2.E2" office:value-type="string">
            <text:p text:style-name="P34">Cette méthode permet de fermer la connexion avec le serveur</text:p>
          </table:table-cell>
        </table:table-row>
      </table:table>
      <text:p text:style-name="P8"/>
      <text:p text:style-name="P8"/>
      <text:p text:style-name="P8">Nom de la classe : <text:span text:style-name="T26">Co</text:span>nectionCommunication<text:span text:style-name="T26">WifiServeur</text:span></text:p>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Line1324871147312">
          <table:table-cell table:style-name="Tableau3.A1" office:value-type="string">
            <text:p text:style-name="P21">Nom de la méthode</text:p>
          </table:table-cell>
          <table:table-cell table:style-name="Tableau3.A1" office:value-type="string">
            <text:p text:style-name="P21">Visibilité de la méthode</text:p>
          </table:table-cell>
          <table:table-cell table:style-name="Tableau3.A1" office:value-type="string">
            <text:p text:style-name="P21">Paramètres de la méthode</text:p>
          </table:table-cell>
          <table:table-cell table:style-name="Tableau3.A1" office:value-type="string">
            <text:p text:style-name="P21">Retour de la méthode</text:p>
          </table:table-cell>
          <table:table-cell table:style-name="Tableau3.E1" office:value-type="string">
            <text:p text:style-name="P21">Fonctionnalité/Description de la méthode</text:p>
          </table:table-cell>
        </table:table-row>
        <table:table-row table:style-name="TableLine1324871148400">
          <table:table-cell table:style-name="Tableau3.A2" office:value-type="string">
            <text:p text:style-name="P32"><text:span text:style-name="T29">ConnectionCommunicationWifi</text:span>Serveur</text:p>
          </table:table-cell>
          <table:table-cell table:style-name="Tableau3.A2" office:value-type="string">
            <text:p text:style-name="P29">Public</text:p>
          </table:table-cell>
          <table:table-cell table:style-name="Tableau3.A2" office:value-type="string">
            <text:p text:style-name="P13">Un port de type entier correspondant au port où la connexion wifi sera effectuée.</text:p>
          </table:table-cell>
          <table:table-cell table:style-name="Tableau3.A2" office:value-type="string">
            <text:p text:style-name="P29">Une instance de ConnectionCommunitcationWifiServeur</text:p>
          </table:table-cell>
          <table:table-cell table:style-name="Tableau3.E2" office:value-type="string">
            <text:p text:style-name="P31">Cette méthode permet de créer une instance de la classe <text:span text:style-name="T29">ConnectionCommunicationWifi</text:span>Serveur.</text:p>
          </table:table-cell>
        </table:table-row>
        <table:table-row table:style-name="TableLine1324871158736">
          <table:table-cell table:style-name="Tableau3.A2" office:value-type="string">
            <text:p text:style-name="P28">oppenConnection</text:p>
          </table:table-cell>
          <table:table-cell table:style-name="Tableau3.A2" office:value-type="string">
            <text:p text:style-name="P29">Public</text:p>
          </table:table-cell>
          <table:table-cell table:style-name="Tableau3.A2" office:value-type="string">
            <text:p text:style-name="P29">Aucun paramètre</text:p>
          </table:table-cell>
          <table:table-cell table:style-name="Tableau3.A2" office:value-type="string">
            <text:p text:style-name="P29">void</text:p>
          </table:table-cell>
          <table:table-cell table:style-name="Tableau3.E2" office:value-type="string">
            <text:p text:style-name="P33">Cette méthode permet d'accepter une connexion wifi avec un client et d'initialiser les flux d'entrée et de sortie. Elle permet aussi d'initialiser les informations de connexion.</text:p>
          </table:table-cell>
        </table:table-row>
        <table:table-row table:style-name="TableLine1324871159008">
          <table:table-cell table:style-name="Tableau3.A2" office:value-type="string">
            <text:p text:style-name="P28">closeConnection</text:p>
          </table:table-cell>
          <table:table-cell table:style-name="Tableau3.A2" office:value-type="string">
            <text:p text:style-name="P29">Public</text:p>
          </table:table-cell>
          <table:table-cell table:style-name="Tableau3.A2" office:value-type="string">
            <text:p text:style-name="P29">Aucun patamètre </text:p>
          </table:table-cell>
          <table:table-cell table:style-name="Tableau3.A2" office:value-type="string">
            <text:p text:style-name="P29">void</text:p>
          </table:table-cell>
          <table:table-cell table:style-name="Tableau3.E2" office:value-type="string">
            <text:p text:style-name="P34">Cette méthode permet de fermer la connexion avec le client</text:p>
          </table:table-cell>
        </table:table-row>
      </table:table>
      <text:p text:style-name="P9"/>
      <text:p text:style-name="P8">Nom de la classe : <text:span text:style-name="T26">C</text:span>onnectionCommunication<text:span text:style-name="T26">BTClient</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Line1324871150304">
          <table:table-cell table:style-name="Tableau5.A1" office:value-type="string">
            <text:p text:style-name="P21">Nom de la méthode</text:p>
          </table:table-cell>
          <table:table-cell table:style-name="Tableau5.A1" office:value-type="string">
            <text:p text:style-name="P21">Visibilité de la méthode</text:p>
          </table:table-cell>
          <table:table-cell table:style-name="Tableau5.A1" office:value-type="string">
            <text:p text:style-name="P21">Paramètres de la méthode</text:p>
          </table:table-cell>
          <table:table-cell table:style-name="Tableau5.A1" office:value-type="string">
            <text:p text:style-name="P21">Retour de la méthode</text:p>
          </table:table-cell>
          <table:table-cell table:style-name="Tableau5.E1" office:value-type="string">
            <text:p text:style-name="P21">Fonctionnalité/Description de la méthode</text:p>
          </table:table-cell>
        </table:table-row>
        <table:table-row table:style-name="TableLine1324871149488">
          <table:table-cell table:style-name="Tableau5.A2" office:value-type="string">
            <text:p text:style-name="P30">ConnectionCommunitcationBTClient</text:p>
          </table:table-cell>
          <table:table-cell table:style-name="Tableau5.A2" office:value-type="string">
            <text:p text:style-name="P29">Public</text:p>
          </table:table-cell>
          <table:table-cell table:style-name="Tableau5.A2" office:value-type="string">
            <text:p text:style-name="P35">Un nom d'appareil de type String correspondant au nom de l'hôte. Un mode de connexion (voir au début du document)</text:p>
          </table:table-cell>
          <table:table-cell table:style-name="Tableau5.A2" office:value-type="string">
            <text:p text:style-name="P29">Une instance de ConnectionCommunitcationBTClient.</text:p>
          </table:table-cell>
          <table:table-cell table:style-name="Tableau5.E2" office:value-type="string">
            <text:p text:style-name="P31">Cette méthode permet de créer une instance de la classe <text:span text:style-name="T29">ConnectionCommunication</text:span>BT<text:span text:style-name="T29">Client.</text:span></text:p>
          </table:table-cell>
        </table:table-row>
        <table:table-row table:style-name="TableLine1324871155472">
          <table:table-cell table:style-name="Tableau5.A2" office:value-type="string">
            <text:p text:style-name="P28">oppenConnection</text:p>
          </table:table-cell>
          <table:table-cell table:style-name="Tableau5.A2" office:value-type="string">
            <text:p text:style-name="P29">Public</text:p>
          </table:table-cell>
          <table:table-cell table:style-name="Tableau5.A2" office:value-type="string">
            <text:p text:style-name="P29">Aucun paramètre</text:p>
          </table:table-cell>
          <table:table-cell table:style-name="Tableau5.A2" office:value-type="string">
            <text:p text:style-name="P29">void</text:p>
          </table:table-cell>
          <table:table-cell table:style-name="Tableau5.E2" office:value-type="string">
            <text:p text:style-name="P33">Cette méthode permet d'établir une connexion <text:soft-page-break/>Bluetooth avec un hôte et d'initialiser les flux d'entrée et de sortie. Elle permet aussi d'initialiser les informations de connexion.</text:p>
          </table:table-cell>
        </table:table-row>
        <table:table-row table:style-name="TableLine1324871150576">
          <table:table-cell table:style-name="Tableau5.A2" office:value-type="string">
            <text:p text:style-name="P28">closeConnection</text:p>
          </table:table-cell>
          <table:table-cell table:style-name="Tableau5.A2" office:value-type="string">
            <text:p text:style-name="P29">Public</text:p>
          </table:table-cell>
          <table:table-cell table:style-name="Tableau5.A2" office:value-type="string">
            <text:p text:style-name="P29">Aucun patamètre </text:p>
          </table:table-cell>
          <table:table-cell table:style-name="Tableau5.A2" office:value-type="string">
            <text:p text:style-name="P29">void</text:p>
          </table:table-cell>
          <table:table-cell table:style-name="Tableau5.E2" office:value-type="string">
            <text:p text:style-name="P34">Cette méthode permet de fermer la connexion avec l'hôte</text:p>
          </table:table-cell>
        </table:table-row>
      </table:table>
      <text:p text:style-name="P9"/>
      <text:p text:style-name="P8">Nom de la classe : <text:span text:style-name="T26">C</text:span>onnectionCommunication<text:span text:style-name="T26">BTServeur</text:span></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Line1324871162816">
          <table:table-cell table:style-name="Tableau4.A1" office:value-type="string">
            <text:p text:style-name="P21">Nom de la méthode</text:p>
          </table:table-cell>
          <table:table-cell table:style-name="Tableau4.A1" office:value-type="string">
            <text:p text:style-name="P21">Visibilité de la méthode</text:p>
          </table:table-cell>
          <table:table-cell table:style-name="Tableau4.A1" office:value-type="string">
            <text:p text:style-name="P21">Paramètres de la méthode</text:p>
          </table:table-cell>
          <table:table-cell table:style-name="Tableau4.A1" office:value-type="string">
            <text:p text:style-name="P21">Retour de la méthode</text:p>
          </table:table-cell>
          <table:table-cell table:style-name="Tableau4.E1" office:value-type="string">
            <text:p text:style-name="P21">Fonctionnalité/Description de la méthode</text:p>
          </table:table-cell>
        </table:table-row>
        <table:table-row table:style-name="TableLine1324871153296">
          <table:table-cell table:style-name="Tableau4.A2" office:value-type="string">
            <text:p text:style-name="P30">ConnectionCommunitcationBTServeur</text:p>
          </table:table-cell>
          <table:table-cell table:style-name="Tableau4.A2" office:value-type="string">
            <text:p text:style-name="P29">Public</text:p>
          </table:table-cell>
          <table:table-cell table:style-name="Tableau4.A2" office:value-type="string">
            <text:p text:style-name="P35">Un mode de connexion (voir au début du document). Un temps maximum d'attente de connexion en millisecondes.</text:p>
          </table:table-cell>
          <table:table-cell table:style-name="Tableau4.A2" office:value-type="string">
            <text:p text:style-name="P29">Une instance de ConnectionCommunitcationBTServeur.</text:p>
          </table:table-cell>
          <table:table-cell table:style-name="Tableau4.E2" office:value-type="string">
            <text:p text:style-name="P31">Cette méthode permet de créer une instance de la classe <text:span text:style-name="T29">ConnectionCommunication</text:span>BTServeur.</text:p>
          </table:table-cell>
        </table:table-row>
        <table:table-row table:style-name="TableLine1324871173152">
          <table:table-cell table:style-name="Tableau4.A2" office:value-type="string">
            <text:p text:style-name="P28">oppenConnection</text:p>
          </table:table-cell>
          <table:table-cell table:style-name="Tableau4.A2" office:value-type="string">
            <text:p text:style-name="P29">Public</text:p>
          </table:table-cell>
          <table:table-cell table:style-name="Tableau4.A2" office:value-type="string">
            <text:p text:style-name="P29">Aucun paramètre</text:p>
          </table:table-cell>
          <table:table-cell table:style-name="Tableau4.A2" office:value-type="string">
            <text:p text:style-name="P29">void</text:p>
          </table:table-cell>
          <table:table-cell table:style-name="Tableau4.E2" office:value-type="string">
            <text:p text:style-name="P33">Cette méthode permet d'accepter une connexion Bluetooth avec un client et d'initialiser les flux d'entrée et de sortie. Elle permet aussi d'initialiser les informations de connexion.</text:p>
          </table:table-cell>
        </table:table-row>
        <table:table-row table:style-name="TableLine1324871172608">
          <table:table-cell table:style-name="Tableau4.A2" office:value-type="string">
            <text:p text:style-name="P28">closeConnection</text:p>
          </table:table-cell>
          <table:table-cell table:style-name="Tableau4.A2" office:value-type="string">
            <text:p text:style-name="P29">Public</text:p>
          </table:table-cell>
          <table:table-cell table:style-name="Tableau4.A2" office:value-type="string">
            <text:p text:style-name="P29">Aucun patamètre </text:p>
          </table:table-cell>
          <table:table-cell table:style-name="Tableau4.A2" office:value-type="string">
            <text:p text:style-name="P29">void</text:p>
          </table:table-cell>
          <table:table-cell table:style-name="Tableau4.E2" office:value-type="string">
            <text:p text:style-name="P34">Cette méthode permet de fermer la connexion avec le client.</text:p>
          </table:table-cell>
        </table:table-row>
      </table:table>
      <text:p text:style-name="P5"/>
      <text:p text:style-name="P46">Nom de la classe : <text:span text:style-name="T26">Co</text:span>nectionCommunication<text:span text:style-name="T36">MqttClient</text:span></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style-name="TableLine1324904050064">
          <table:table-cell table:style-name="Tableau7.A1" office:value-type="string">
            <text:p text:style-name="P60">Nom de la méthode</text:p>
          </table:table-cell>
          <table:table-cell table:style-name="Tableau7.A1" office:value-type="string">
            <text:p text:style-name="P60">Visibilité de la méthode</text:p>
          </table:table-cell>
          <table:table-cell table:style-name="Tableau7.A1" office:value-type="string">
            <text:p text:style-name="P60">Paramètres de la méthode</text:p>
          </table:table-cell>
          <table:table-cell table:style-name="Tableau7.A1" office:value-type="string">
            <text:p text:style-name="P60">Retour de la méthode</text:p>
          </table:table-cell>
          <table:table-cell table:style-name="Tableau7.E1" office:value-type="string">
            <text:p text:style-name="P60">Fonctionnalité/Description de la méthode</text:p>
          </table:table-cell>
        </table:table-row>
        <table:table-row table:style-name="TableLine1324904056048">
          <table:table-cell table:style-name="Tableau7.A2" office:value-type="string">
            <text:p text:style-name="P64"><text:span text:style-name="T29">ConnectionCommunication</text:span><text:span text:style-name="T36">MqttClient</text:span></text:p>
          </table:table-cell>
          <table:table-cell table:style-name="Tableau7.A2" office:value-type="string">
            <text:p text:style-name="P65">Public</text:p>
          </table:table-cell>
          <table:table-cell table:style-name="Tableau7.A2" office:value-type="string">
            <text:p text:style-name="P66">Un port de type entier correspondant au port <text:span text:style-name="T36">du </text:span><text:soft-page-break/><text:span text:style-name="T36">serveur mqtt où est crée la connexion. </text:span><text:span text:style-name="T37">Un ip de type String correspondant à l'ip du serveur.</text:span></text:p>
          </table:table-cell>
          <table:table-cell table:style-name="Tableau7.A2" office:value-type="string">
            <text:p text:style-name="P65">Une instance de ConnectionCommunitcation<text:span text:style-name="T36">MqttClient</text:span></text:p>
          </table:table-cell>
          <table:table-cell table:style-name="Tableau7.E2" office:value-type="string">
            <text:p text:style-name="P64">Cette méthode permet de créer une instance de la classe <text:span text:style-name="T29">ConnectionCommunicat</text:span><text:soft-page-break/><text:span text:style-name="T29">ion</text:span><text:span text:style-name="T36">MqttClient.</text:span></text:p>
          </table:table-cell>
        </table:table-row>
        <table:table-row table:style-name="TableLine1324904056864">
          <table:table-cell table:style-name="Tableau7.A2" office:value-type="string">
            <text:p text:style-name="P67">oppenConnection</text:p>
          </table:table-cell>
          <table:table-cell table:style-name="Tableau7.A2" office:value-type="string">
            <text:p text:style-name="P65">Public</text:p>
          </table:table-cell>
          <table:table-cell table:style-name="Tableau7.A2" office:value-type="string">
            <text:p text:style-name="P65">Aucun paramètre</text:p>
          </table:table-cell>
          <table:table-cell table:style-name="Tableau7.A2" office:value-type="string">
            <text:p text:style-name="P65">void</text:p>
          </table:table-cell>
          <table:table-cell table:style-name="Tableau7.E2" office:value-type="string">
            <text:p text:style-name="P68">Cette méthode permet d'<text:span text:style-name="T38">e crée une connexion avec le serveur Mqtt </text:span>et d'initialiser <text:span text:style-name="T38">l'implémentation de l'interface MqttCallBack</text:span>. Elle permet aussi d'initialiser les informations de connexion.</text:p>
          </table:table-cell>
        </table:table-row>
        <table:table-row table:style-name="TableLine1324904057136">
          <table:table-cell table:style-name="Tableau7.A2" office:value-type="string">
            <text:p text:style-name="P67">closeConnection</text:p>
          </table:table-cell>
          <table:table-cell table:style-name="Tableau7.A2" office:value-type="string">
            <text:p text:style-name="P65">Public</text:p>
          </table:table-cell>
          <table:table-cell table:style-name="Tableau7.A2" office:value-type="string">
            <text:p text:style-name="P65">Aucun patamètre </text:p>
          </table:table-cell>
          <table:table-cell table:style-name="Tableau7.A2" office:value-type="string">
            <text:p text:style-name="P65">void</text:p>
          </table:table-cell>
          <table:table-cell table:style-name="Tableau7.E2" office:value-type="string">
            <text:p text:style-name="P69">Cette méthode permet de fermer la connexion avec le <text:span text:style-name="T39">serveur Mqtt.</text:span></text:p>
          </table:table-cell>
        </table:table-row>
        <table:table-row table:style-name="TableLine1324904057136">
          <table:table-cell table:style-name="Tableau7.A2" office:value-type="string">
            <text:p text:style-name="P49">subscribe</text:p>
          </table:table-cell>
          <table:table-cell table:style-name="Tableau7.A2" office:value-type="string">
            <text:p text:style-name="P51">Public</text:p>
          </table:table-cell>
          <table:table-cell table:style-name="Tableau7.A2" office:value-type="string">
            <text:p text:style-name="P56">Un topicde type String correspondant au canal sur lequel le client écoute.</text:p>
          </table:table-cell>
          <table:table-cell table:style-name="Tableau7.A2" office:value-type="string">
            <text:p text:style-name="P52"><text:span text:style-name="T53">Void ou </text:span>MqttException</text:p>
          </table:table-cell>
          <table:table-cell table:style-name="Tableau7.E2" office:value-type="string">
            <text:p text:style-name="P75">Cette méthode permet d'être en écoute sur un canal, autrement dit de s'abonner à un canal.</text:p>
          </table:table-cell>
        </table:table-row>
        <table:table-row table:style-name="TableLine1324904057136">
          <table:table-cell table:style-name="Tableau7.A2" office:value-type="string">
            <text:p text:style-name="P49">unsubscribe</text:p>
          </table:table-cell>
          <table:table-cell table:style-name="Tableau7.A2" office:value-type="string">
            <text:p text:style-name="P51">Public</text:p>
          </table:table-cell>
          <table:table-cell table:style-name="Tableau7.A2" office:value-type="string">
            <text:p text:style-name="P56">Un topicde type String correspondant au canal sur lequel le client doit arr<text:span text:style-name="T63">ê</text:span>ter d'écouter.</text:p>
          </table:table-cell>
          <table:table-cell table:style-name="Tableau7.A2" office:value-type="string">
            <text:p text:style-name="P52"><text:span text:style-name="T53">Void ou </text:span>MqttException</text:p>
          </table:table-cell>
          <table:table-cell table:style-name="Tableau7.E2" office:value-type="string">
            <text:p text:style-name="P75">Cette méthode permet de se désabonner d'un canal.</text:p>
          </table:table-cell>
        </table:table-row>
        <table:table-row table:style-name="TableLine1324904057136">
          <table:table-cell table:style-name="Tableau7.A2" office:value-type="string">
            <text:p text:style-name="P49">writeMessage</text:p>
          </table:table-cell>
          <table:table-cell table:style-name="Tableau7.A2" office:value-type="string">
            <text:p text:style-name="P51">Public</text:p>
          </table:table-cell>
          <table:table-cell table:style-name="Tableau7.A2" office:value-type="string">
            <text:p text:style-name="P14"><text:span text:style-name="T13">Un message de type </text:span>I<text:span text:style-name="T15">M</text:span>essage&lt;?&gt;.</text:p>
          </table:table-cell>
          <table:table-cell table:style-name="Tableau7.A2" office:value-type="string">
            <text:p text:style-name="P62">void <text:span text:style-name="T40">(ou </text:span>IOException <text:span text:style-name="T63">car c'est une méthode réécrite mais dans cette class, elle ne renverra pas cette erreur)</text:span> </text:p>
          </table:table-cell>
          <table:table-cell table:style-name="Tableau7.E2" office:value-type="string">
            <text:p text:style-name="P11">Cette méthode <text:span text:style-name="T67">est une réécriture, elle</text:span> permet d'evoyer un message dans le <text:span text:style-name="T44">canal</text:span>. Elle utilise la méthode encoderMessage qui permet d'encoder un message en byte avant de l'envoyer dans le <text:span text:style-name="T44">canal</text:span> avec la méthode <text:span text:style-name="T44">publish</text:span>.</text:p>
          </table:table-cell>
        </table:table-row>
        <table:table-row table:style-name="TableLine1324904057136">
          <table:table-cell table:style-name="Tableau7.A2" office:value-type="string">
            <text:p text:style-name="P49">sendACK</text:p>
          </table:table-cell>
          <table:table-cell table:style-name="Tableau7.A2" office:value-type="string">
            <text:p text:style-name="P70">Public</text:p>
          </table:table-cell>
          <table:table-cell table:style-name="Tableau7.A2" office:value-type="string">
            <text:p text:style-name="P73"><text:span text:style-name="T40">Le</text:span><text:span text:style-name="T13"> message de type </text:span>I<text:span text:style-name="T15">m</text:span>essage&lt;?&gt; <text:span text:style-name="T63">a qui on doit </text:span><text:soft-page-break/><text:span text:style-name="T63">envoyé l'accusé de réception.</text:span></text:p>
          </table:table-cell>
          <table:table-cell table:style-name="Tableau7.A2" office:value-type="string">
            <text:p text:style-name="P71"><text:span text:style-name="T63">v</text:span>oid <text:span text:style-name="T40">(ou </text:span><text:span text:style-name="T5">IOException </text:span><text:span text:style-name="T63">car c'est une méthode réécrite mais dans cette class, elle ne renverra </text:span><text:soft-page-break/><text:span text:style-name="T63">pas cette erreur)</text:span><text:span text:style-name="T5"> </text:span></text:p>
          </table:table-cell>
          <table:table-cell table:style-name="Tableau7.E2" office:value-type="string">
            <text:p text:style-name="P77">Cette méthode <text:span text:style-name="T67">est une réécriture, elle</text:span> permet <text:span text:style-name="T5">d'envoyer un accusé de récéption à la source de </text:span><text:soft-page-break/><text:span text:style-name="T5">l'envoie du message "</text:span><text:span text:style-name="T72">message".</text:span><text:span text:style-name="T5"> Elle utilise la méthode </text:span><text:span text:style-name="T46">publish</text:span><text:span text:style-name="T5"> qui pemet d'envoyé une chaîne de caratèr</text:span><text:span text:style-name="T11">e dans le </text:span><text:span text:style-name="T12">canal</text:span><text:span text:style-name="T11">. </text:span></text:p>
          </table:table-cell>
        </table:table-row>
        <table:table-row table:style-name="TableLine1324904057136">
          <table:table-cell table:style-name="Tableau7.A2" office:value-type="string">
            <text:p text:style-name="P49">receiveACK</text:p>
          </table:table-cell>
          <table:table-cell table:style-name="Tableau7.A2" office:value-type="string">
            <text:p text:style-name="P70">Public</text:p>
          </table:table-cell>
          <table:table-cell table:style-name="Tableau7.A2" office:value-type="string">
            <text:p text:style-name="P73"><text:span text:style-name="T40">Le</text:span><text:span text:style-name="T13"> message de type </text:span>I<text:span text:style-name="T15">m</text:span>essage&lt;?&gt; <text:span text:style-name="T40">pour qui on <text:s/>doit recevoir un </text:span><text:span text:style-name="T63">accusé de réception.</text:span></text:p>
          </table:table-cell>
          <table:table-cell table:style-name="Tableau7.A2" office:value-type="string">
            <text:p text:style-name="P73"><text:span text:style-name="T7">Un b</text:span>oolean <text:span text:style-name="T7">qui indique si oui ou non on n'a recut un accusé de reception. </text:span></text:p>
            <text:p text:style-name="P71"><text:span text:style-name="T40">(ou </text:span><text:span text:style-name="T5">IOException </text:span><text:span text:style-name="T63">car c'est une méthode réécrite mais dans cette class, elle ne renverra pas cette erreur)</text:span><text:span text:style-name="T5"> </text:span></text:p>
            <text:p text:style-name="P51"/>
          </table:table-cell>
          <table:table-cell table:style-name="Tableau7.E2" office:value-type="string">
            <text:p text:style-name="P76">Cette méthode <text:span text:style-name="T67">est une réécriture, elle</text:span> permet<text:span text:style-name="T5"> d</text:span><text:span text:style-name="T7">e savoir si on a recut</text:span><text:span text:style-name="T5"> un accusé de récéption </text:span><text:span text:style-name="T7">pour le</text:span><text:span text:style-name="T5"> message "</text:span><text:span text:style-name="T73">message"</text:span><text:span text:style-name="T5">. </text:span><text:span text:style-name="T7">Elle utilise la méthode </text:span><text:span text:style-name="T47">lastMessageTopic (de la classe SimpleMqttCallBack)</text:span><text:span text:style-name="T7"> qui permet de </text:span><text:span text:style-name="T73">récuperer le dernier message du recu sur le canal </text:span><text:span text:style-name="T47">indiqué dans les informations du message</text:span><text:span text:style-name="T7">.</text:span></text:p>
          </table:table-cell>
        </table:table-row>
        <table:table-row table:style-name="TableLine1324904057136">
          <table:table-cell table:style-name="Tableau7.A2" office:value-type="string">
            <text:p text:style-name="P49">receiveMessage</text:p>
          </table:table-cell>
          <table:table-cell table:style-name="Tableau7.A2" office:value-type="string">
            <text:p text:style-name="P70">Public</text:p>
          </table:table-cell>
          <table:table-cell table:style-name="Tableau7.A2" office:value-type="string">
            <text:p text:style-name="P57"><text:span text:style-name="T53">A</text:span>ucun paramètre</text:p>
          </table:table-cell>
          <table:table-cell table:style-name="Tableau7.A2" office:value-type="string">
            <text:p text:style-name="P74"><text:span text:style-name="T27">Un message de type </text:span>Imessage&lt;?&gt;.</text:p>
            <text:p text:style-name="P72"><text:span text:style-name="T40">(</text:span><text:span text:style-name="T43">ou </text:span><text:span text:style-name="T5">IOException </text:span><text:span text:style-name="T66">ou </text:span><text:span text:style-name="T55">MessageException</text:span><text:span text:style-name="T5"> </text:span><text:span text:style-name="T63">car c'est une méthode réécrite mais dans cette class, elle ne renverra pas cette erreur)</text:span><text:span text:style-name="T5">. </text:span></text:p>
            <text:p text:style-name="P81"><text:span text:style-name="T74">A</text:span>ttention, si il n'ya pas le message qu'on veut (le mot clé souhaiter), cela renvoie null.</text:p>
          </table:table-cell>
          <table:table-cell table:style-name="Tableau7.E2" office:value-type="string">
            <text:p text:style-name="P78">Cette méthode <text:span text:style-name="T67">est une réécriture, elle</text:span><text:span text:style-name="T24"> permet de recevoir un message. Elle utilise la méthode decoderMessage pour pouvoir transformer les bytes recut </text:span><text:span text:style-name="T25">par la méthode </text:span><text:span text:style-name="T47">lastMessageTopic</text:span><text:span text:style-name="T25"> </text:span><text:span text:style-name="T47">(de la classe SimpleMqttCallBack)</text:span><text:span text:style-name="T7"> </text:span><text:span text:style-name="T24">. </text:span><text:span text:style-name="T25">Cependant </text:span><text:span text:style-name="T47">cette méthode n'a pas de paramètre topic, donc on regarde sur un canal par défaut. </text:span><text:span text:style-name="T24">Si le message veut un accusé de reception, on lui en envoie un, sinon non. Et elle utilise aussi la méthode createMessage de MessageFactory pour pouvoir renvoyer le bon type de message.</text:span></text:p>
          </table:table-cell>
        </table:table-row>
        <table:table-row table:style-name="TableLine1324904057136">
          <table:table-cell table:style-name="Tableau7.A2" office:value-type="string">
            <text:p text:style-name="P49">receiveMessage</text:p>
          </table:table-cell>
          <table:table-cell table:style-name="Tableau7.A2" office:value-type="string">
            <text:p text:style-name="P70">Public</text:p>
          </table:table-cell>
          <table:table-cell table:style-name="Tableau7.A2" office:value-type="string">
            <text:p text:style-name="P53">Un topic de type String correspondant au canal sur lequel on veut retrouver le <text:soft-page-break/>message.</text:p>
            <text:p text:style-name="P53">Un k<text:span text:style-name="T55">eyWord </text:span>de type String correspondant au mot clé du message qu'on veut retrouver.</text:p>
          </table:table-cell>
          <table:table-cell table:style-name="Tableau7.A2" office:value-type="string">
            <text:p text:style-name="P74"><text:span text:style-name="T27">Un message de type </text:span>Imessage&lt;?&gt;.</text:p>
            <text:p text:style-name="P72"><text:span text:style-name="T40">(</text:span><text:span text:style-name="T43">ou </text:span><text:span text:style-name="T5">IOException </text:span><text:span text:style-name="T66">ou </text:span><text:span text:style-name="T55">MessageException</text:span><text:span text:style-name="T5"> </text:span><text:span text:style-name="T63">car c'est une méthode réécrite mais dans cette </text:span><text:soft-page-break/><text:span text:style-name="T63">class, elle ne renverra pas cette erreur)</text:span><text:span text:style-name="T5">.</text:span></text:p>
            <text:p text:style-name="P81"><text:span text:style-name="T5">Attention, si il n'ya pas le message qu'on veut (le mot clé souhaiter), cela renvoie null.</text:span></text:p>
          </table:table-cell>
          <table:table-cell table:style-name="Tableau7.E2" office:value-type="string">
            <text:p text:style-name="P79">Cette méthode<text:span text:style-name="T24"> permet de recevoir un message. Elle utilise la méthode decoderMessage pour pouvoir transformer les bytes recut </text:span><text:span text:style-name="T25">par la </text:span><text:soft-page-break/><text:span text:style-name="T25">méthode </text:span><text:span text:style-name="T48">messageWithKeyWord</text:span><text:span text:style-name="T25"> </text:span><text:span text:style-name="T47">(de la classe SimpleMqttCallBack)</text:span><text:span text:style-name="T7"> </text:span><text:span text:style-name="T24">. </text:span><text:span text:style-name="T48">On regardera si on a recu le message qui a pour mot clé keyWord sur le canal topic (indiqué en paramètre)</text:span><text:span text:style-name="T47">. </text:span><text:span text:style-name="T24">Si le message veut un accusé de reception, on lui en envoie un, sinon non. Et elle utilise aussi la méthode createMessage de MessageFactory pour pouvoir renvoyer le bon type de message.</text:span></text:p>
          </table:table-cell>
        </table:table-row>
        <table:table-row table:style-name="TableLine1324904057136">
          <table:table-cell table:style-name="Tableau7.A2" office:value-type="string">
            <text:p text:style-name="P49">removeTreatedMessage</text:p>
          </table:table-cell>
          <table:table-cell table:style-name="Tableau7.A2" office:value-type="string">
            <text:p text:style-name="P70">Public</text:p>
          </table:table-cell>
          <table:table-cell table:style-name="Tableau7.A2" office:value-type="string">
            <text:p text:style-name="P50"><text:span text:style-name="T67">Un</text:span> message <text:span text:style-name="T67">de type String correspondant au message qu'on veut supprimer</text:span><text:span text:style-name="T67">.</text:span> <text:span text:style-name="T43">Un topic de type String correspondant au canal </text:span><text:span text:style-name="T44">sur lequel a été recu le message qu'on veut supprimer.</text:span></text:p>
          </table:table-cell>
          <table:table-cell table:style-name="Tableau7.A2" office:value-type="string">
            <text:p text:style-name="P70">void</text:p>
          </table:table-cell>
          <table:table-cell table:style-name="Tableau7.E2" office:value-type="string">
            <text:p text:style-name="P80">Cette méthode permet de supprimer un message a partir de son canal d'envoie et de son message. Elle doit être utilisé par l'utilisateur après avoir traité le message pour pouvoir réutiliser le mot clé d'un message car il doit être unique.</text:p>
          </table:table-cell>
        </table:table-row>
        <table:table-row table:style-name="TableLine1324904057136">
          <table:table-cell table:style-name="Tableau7.A2" office:value-type="string">
            <text:p text:style-name="P49">standarIsRespected</text:p>
          </table:table-cell>
          <table:table-cell table:style-name="Tableau7.A2" office:value-type="string">
            <text:p text:style-name="P70">Private</text:p>
          </table:table-cell>
          <table:table-cell table:style-name="Tableau7.A2" office:value-type="string">
            <text:p text:style-name="P50"><text:span text:style-name="T67">Un message de type </text:span>IMessage&lt;?&gt; msg <text:span text:style-name="T67">correspondant au message qu'on veut vérifier si il respecte la norme.</text:span></text:p>
          </table:table-cell>
          <table:table-cell table:style-name="Tableau7.A2" office:value-type="string">
            <text:p text:style-name="P70">Void <text:span text:style-name="T67">ou </text:span><text:span text:style-name="T55">MessageException </text:span><text:span text:style-name="T67">si jamais la norme n'est pas respecté.</text:span></text:p>
          </table:table-cell>
          <table:table-cell table:style-name="Tableau7.E2" office:value-type="string">
            <text:p text:style-name="P81">Cette méthode permet de savoir si le message émis en paramètre respecte la norme d'envoie de message Mqtt. Attention cette norme renverra une erreur ou une exception si vous utilisez les caractères suivants : ["%%", "&amp;&amp;", "\", "/", "--"]</text:p>
          </table:table-cell>
        </table:table-row>
      </table:table>
      <text:p text:style-name="P46"/>
      <text:p text:style-name="P5"/>
      <text:p text:style-name="P4">Package <text:span text:style-name="T23">Message</text:span></text:p>
      <text:p text:style-name="P4"/>
      <text:p text:style-name="P6"><text:span text:style-name="T32">Nom de la classe : </text:span><text:span text:style-name="T31">Encodeur_Decodeur</text:span></text:p>
      <table:table table:name="Tableau6" table:style-name="Tableau6">
        <table:table-column table:style-name="Tableau6.A" table:number-columns-repeated="5"/>
        <table:table-row table:style-name="TableLine1324871152480">
          <table:table-cell table:style-name="Tableau6.A1" office:value-type="string">
            <text:p text:style-name="P21">Nom de la méthode</text:p>
          </table:table-cell>
          <table:table-cell table:style-name="Tableau6.A1" office:value-type="string">
            <text:p text:style-name="P21">Visibilité de la méthode</text:p>
          </table:table-cell>
          <table:table-cell table:style-name="Tableau6.A1" office:value-type="string">
            <text:p text:style-name="P21">Paramètres de la méthode</text:p>
          </table:table-cell>
          <table:table-cell table:style-name="Tableau6.A1" office:value-type="string">
            <text:p text:style-name="P21">Retour de la méthode</text:p>
          </table:table-cell>
          <table:table-cell table:style-name="Tableau6.E1" office:value-type="string">
            <text:p text:style-name="P21">Fonctionnalité/Description de la <text:soft-page-break/>méthode</text:p>
          </table:table-cell>
        </table:table-row>
        <table:table-row table:style-name="TableLine1324871170704">
          <table:table-cell table:style-name="Tableau6.A2" office:value-type="string">
            <text:p text:style-name="P36">encoderString</text:p>
          </table:table-cell>
          <table:table-cell table:style-name="Tableau6.A2" office:value-type="string">
            <text:p text:style-name="P36">Public <text:span text:style-name="T34">(static)</text:span></text:p>
          </table:table-cell>
          <table:table-cell table:style-name="Tableau6.A2" office:value-type="string">
            <text:p text:style-name="P36">Un message de type String</text:p>
          </table:table-cell>
          <table:table-cell table:style-name="Tableau6.A2" office:value-type="string">
            <text:p text:style-name="P38">Un tableau de byte correspondant au message convertie</text:p>
          </table:table-cell>
          <table:table-cell table:style-name="Tableau6.E2" office:value-type="string">
            <text:p text:style-name="P39">Cette méthode permet de convertir un String en tableau de byte, pour encoder le message.</text:p>
          </table:table-cell>
        </table:table-row>
        <table:table-row table:style-name="TableLine1324871170976">
          <table:table-cell table:style-name="Tableau6.A2" office:value-type="string">
            <text:p text:style-name="P36">decoderString</text:p>
          </table:table-cell>
          <table:table-cell table:style-name="Tableau6.A2" office:value-type="string">
            <text:p text:style-name="P37">Public <text:span text:style-name="T34">(static)</text:span></text:p>
          </table:table-cell>
          <table:table-cell table:style-name="Tableau6.A2" office:value-type="string">
            <text:p text:style-name="P36">Un message convertie de type tableau de byte</text:p>
          </table:table-cell>
          <table:table-cell table:style-name="Tableau6.A2" office:value-type="string">
            <text:p text:style-name="P38">Un String correspondant au message initial.</text:p>
          </table:table-cell>
          <table:table-cell table:style-name="Tableau6.E2" office:value-type="string">
            <text:p text:style-name="P39">Cette méthode permet de convertir un tableau de byte en String, pour décoder le message.</text:p>
          </table:table-cell>
        </table:table-row>
        <table:table-row table:style-name="TableLine1324871181040">
          <table:table-cell table:style-name="Tableau6.A2" office:value-type="string">
            <text:p text:style-name="P36">encoderMessage</text:p>
          </table:table-cell>
          <table:table-cell table:style-name="Tableau6.A2" office:value-type="string">
            <text:p text:style-name="P37">Public <text:span text:style-name="T34">(static)</text:span></text:p>
          </table:table-cell>
          <table:table-cell table:style-name="Tableau6.A2" office:value-type="string">
            <text:p text:style-name="P36">Un message de type Message</text:p>
          </table:table-cell>
          <table:table-cell table:style-name="Tableau6.A2" office:value-type="string">
            <text:p text:style-name="P38">Un tableau de byte correspondant au message convertie</text:p>
          </table:table-cell>
          <table:table-cell table:style-name="Tableau6.E2" office:value-type="string">
            <text:p text:style-name="P39">Cette méthode permet de convertir un Message en tableau de byte, pour encoder le message.</text:p>
          </table:table-cell>
        </table:table-row>
        <table:table-row table:style-name="TableLine1324871165536">
          <table:table-cell table:style-name="Tableau6.A2" office:value-type="string">
            <text:p text:style-name="P36">decoderMessage</text:p>
          </table:table-cell>
          <table:table-cell table:style-name="Tableau6.A2" office:value-type="string">
            <text:p text:style-name="P37">Public <text:span text:style-name="T34">(static)</text:span></text:p>
          </table:table-cell>
          <table:table-cell table:style-name="Tableau6.A2" office:value-type="string">
            <text:p text:style-name="P36">Un message convertie de type tableau byte</text:p>
          </table:table-cell>
          <table:table-cell table:style-name="Tableau6.A2" office:value-type="string">
            <text:p text:style-name="P38">Un <text:span text:style-name="T33">Message</text:span>String correspondant au message initial.</text:p>
          </table:table-cell>
          <table:table-cell table:style-name="Tableau6.E2" office:value-type="string">
            <text:p text:style-name="P39">Cette méthode permet de convertir un tableau de byte en MessageString, pour décoder le message.</text:p>
          </table:table-cell>
        </table:table-row>
      </table:table>
      <text:p text:style-name="P45"/>
      <text:p text:style-name="P58">Package <text:span text:style-name="T49">Divers</text:span></text:p>
      <text:p text:style-name="P48"/>
      <text:p text:style-name="P47"><text:span text:style-name="T57">Nom de la classe : </text:span><text:span text:style-name="T52">SimpleMqttCallBack</text:span></text:p>
      <text:p text:style-name="P47"><text:span text:style-name="T52"/></text:p>
      <table:table table:name="Tableau8" table:style-name="Tableau8">
        <table:table-column table:style-name="Tableau8.A" table:number-columns-repeated="5"/>
        <table:table-row table:style-name="TableLine1324899908800">
          <table:table-cell table:style-name="Tableau8.A1" office:value-type="string">
            <text:p text:style-name="P63">Nom de la méthode</text:p>
          </table:table-cell>
          <table:table-cell table:style-name="Tableau8.A1" office:value-type="string">
            <text:p text:style-name="P63">Visibilité de la méthode</text:p>
          </table:table-cell>
          <table:table-cell table:style-name="Tableau8.A1" office:value-type="string">
            <text:p text:style-name="P63">Paramètres de la méthode</text:p>
          </table:table-cell>
          <table:table-cell table:style-name="Tableau8.A1" office:value-type="string">
            <text:p text:style-name="P63">Retour de la méthode</text:p>
          </table:table-cell>
          <table:table-cell table:style-name="Tableau8.E1" office:value-type="string">
            <text:p text:style-name="P63">Fonctionnalité/Description de la méthode</text:p>
          </table:table-cell>
        </table:table-row>
        <table:table-row table:style-name="TableLine1324899895472">
          <table:table-cell table:style-name="Tableau8.A2" office:value-type="string">
            <text:p text:style-name="P54">SimpleMqttCallBack</text:p>
          </table:table-cell>
          <table:table-cell table:style-name="Tableau8.A2" office:value-type="string">
            <text:p text:style-name="P82">Public</text:p>
          </table:table-cell>
          <table:table-cell table:style-name="Tableau8.A2" office:value-type="string">
            <text:p text:style-name="P82">Aucun paramètre</text:p>
          </table:table-cell>
          <table:table-cell table:style-name="Tableau8.A2" office:value-type="string">
            <text:p text:style-name="P82">Une instance de la classe SimpleMqttCallBack</text:p>
          </table:table-cell>
          <table:table-cell table:style-name="Tableau8.E2" office:value-type="string">
            <text:p text:style-name="P82">Cette méthode permet de crée une instance de la classe SimpleMqttCallBack</text:p>
          </table:table-cell>
        </table:table-row>
        <table:table-row table:style-name="TableLine1324899895472">
          <table:table-cell table:style-name="Tableau8.A2" office:value-type="string">
            <text:p text:style-name="P54">messageArrived</text:p>
          </table:table-cell>
          <table:table-cell table:style-name="Tableau8.A2" office:value-type="string">
            <text:p text:style-name="P82">Pub<text:span text:style-name="T76">l</text:span>ic</text:p>
          </table:table-cell>
          <table:table-cell table:style-name="Tableau8.A2" office:value-type="string">
            <text:p text:style-name="P82"><text:span text:style-name="T76">Un t</text:span>opic de type String <text:span text:style-name="T76">correspondant au canal sur lequel </text:span><text:span text:style-name="T50">on vient de recevoir un message.</text:span><text:span text:style-name="T76"> Un </text:span>message de type <text:soft-page-break/>mqttMessage <text:span text:style-name="T76">conteant le message qu'on vient de recevoir</text:span></text:p>
          </table:table-cell>
          <table:table-cell table:style-name="Tableau8.A2" office:value-type="string">
            <text:p text:style-name="P82">Void <text:span text:style-name="T77">ou </text:span>Exception <text:span text:style-name="T77">si il y a eu un problème lors de l'arrivé du message.</text:span></text:p>
          </table:table-cell>
          <table:table-cell table:style-name="Tableau8.E2" office:value-type="string">
            <text:p text:style-name="P83">Cette méthode permet de réaliser une action lorsqu'un message arrive. Dans notre cas, quand un message arrive, le <text:soft-page-break/>couple &lt;topic,message&gt; est ajouté dans une liste.</text:p>
          </table:table-cell>
        </table:table-row>
        <table:table-row table:style-name="TableLine1324899895472">
          <table:table-cell table:style-name="Tableau8.A2" office:value-type="string">
            <text:p text:style-name="P54">lastMessageTopic</text:p>
          </table:table-cell>
          <table:table-cell table:style-name="Tableau8.A2" office:value-type="string">
            <text:p text:style-name="P82">Public</text:p>
          </table:table-cell>
          <table:table-cell table:style-name="Tableau8.A2" office:value-type="string">
            <text:p text:style-name="P82"><text:span text:style-name="T51">Un</text:span> topic <text:span text:style-name="T77">de type String correspondant au canal sur lequel on veut récuperer le message.</text:span></text:p>
          </table:table-cell>
          <table:table-cell table:style-name="Tableau8.A2" office:value-type="string">
            <text:p text:style-name="P85">Retourne le message de type String et de la forme keyWord:BodyMessage.</text:p>
          </table:table-cell>
          <table:table-cell table:style-name="Tableau8.E2" office:value-type="string">
            <text:p text:style-name="P84">Cette méthode permet de retourner le dernier message recu<text:span text:style-name="T35">t sur le canal topic.</text:span></text:p>
          </table:table-cell>
        </table:table-row>
        <table:table-row table:style-name="TableLine1324899896832">
          <table:table-cell table:style-name="Tableau8.A2" office:value-type="string">
            <text:p text:style-name="P54">messageWithKeyWord</text:p>
          </table:table-cell>
          <table:table-cell table:style-name="Tableau8.A2" office:value-type="string">
            <text:p text:style-name="P82">Public</text:p>
          </table:table-cell>
          <table:table-cell table:style-name="Tableau8.A2" office:value-type="string">
            <text:p text:style-name="P82"><text:span text:style-name="T51">Un</text:span> topic <text:span text:style-name="T77">de type String correspondant au canal sur lequel on veut recuperer le message. Un keyWord de type String correspondant au mot clé du message qu'on veut récuperer.</text:span></text:p>
          </table:table-cell>
          <table:table-cell table:style-name="Tableau8.A2" office:value-type="string">
            <text:p text:style-name="P86">Retourne le message de type String et de la forme keyWord:BodyMessage. </text:p>
          </table:table-cell>
          <table:table-cell table:style-name="Tableau8.E2" office:value-type="string">
            <text:p text:style-name="P84">Cette méthode permet de retourner le dernier message qui a pour mot clé keyWord, du canal topic.</text:p>
          </table:table-cell>
        </table:table-row>
        <table:table-row table:style-name="TableLine1324899894384">
          <table:table-cell table:style-name="Tableau8.A2" office:value-type="string">
            <text:p text:style-name="P54">removeMsg</text:p>
          </table:table-cell>
          <table:table-cell table:style-name="Tableau8.A2" office:value-type="string">
            <text:p text:style-name="P82">Public</text:p>
          </table:table-cell>
          <table:table-cell table:style-name="Tableau8.A2" office:value-type="string">
            <text:p text:style-name="P54">String topic, String message.</text:p>
            <text:p text:style-name="P55">Un topic de type String correspondant </text:p>
          </table:table-cell>
          <table:table-cell table:style-name="Tableau8.A2" office:value-type="string">
            <text:p text:style-name="P82">void</text:p>
          </table:table-cell>
          <table:table-cell table:style-name="Tableau8.E2" office:value-type="string">
            <text:p text:style-name="P84">Cette méthode permet de supprimer le message couple &lt;topic, message&gt; de la liste des message non traité</text:p>
          </table:table-cell>
        </table:table-row>
        <table:table-row table:style-name="TableLine1324899894928">
          <table:table-cell table:style-name="Tableau8.A2" office:value-type="string">
            <text:p text:style-name="P54">affichage</text:p>
          </table:table-cell>
          <table:table-cell table:style-name="Tableau8.A2" office:value-type="string">
            <text:p text:style-name="P82">Public</text:p>
          </table:table-cell>
          <table:table-cell table:style-name="Tableau8.A2" office:value-type="string">
            <text:p text:style-name="P84">Aucun paramètre</text:p>
          </table:table-cell>
          <table:table-cell table:style-name="Tableau8.A2" office:value-type="string">
            <text:p text:style-name="P82">void</text:p>
          </table:table-cell>
          <table:table-cell table:style-name="Tableau8.E2" office:value-type="string">
            <text:p text:style-name="P84">Cette méthode permet d'afficher la liste des message non traité.</text:p>
          </table:table-cell>
        </table:table-row>
      </table:table>
      <text:p text:style-name="P5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onsolas" svg:font-family="Consolas" style:font-family-generic="roman" style:font-pitch="variable"/>
    <style:font-face style:name="Google Sans" svg:font-family="'Google Sans', arial, sans-serif"/>
    <style:font-face style:name="OpenSymbol"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3H2M20S</meta:editing-duration>
    <meta:editing-cycles>52</meta:editing-cycles>
    <meta:generator>LibreOffice/7.2.1.2$Windows_X86_64 LibreOffice_project/87b77fad49947c1441b67c559c339af8f3517e22</meta:generator>
    <dc:date>2022-01-14T16:04:17.341000000</dc:date>
    <meta:document-statistic meta:table-count="8" meta:image-count="0" meta:object-count="0" meta:page-count="10" meta:paragraph-count="286" meta:word-count="2546" meta:character-count="16390" meta:non-whitespace-character-count="14114"/>
    <meta:user-defined meta:name="Info 1"/>
    <meta:user-defined meta:name="Info 2"/>
    <meta:user-defined meta:name="Info 3"/>
    <meta:user-defined meta:name="Info 4"/>
  </office:meta>
</office:document-meta>
</file>